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17mm"/>
    </style:style>
    <style:style style:name="co2" style:family="table-column">
      <style:table-column-properties fo:break-before="auto" style:column-width="208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115.27mm"/>
    </style:style>
    <style:style style:name="co9" style:family="table-column">
      <style:table-column-properties fo:break-before="auto" style:column-width="45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da7d8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7da7d8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pringbootpr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row table:style-name="ro1">
          <table:table-cell table:style-name="ce1" office:value-type="string" calcext:value-type="string">
            <text:p>Prop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HasKeyHints</text:p>
          </table:table-cell>
          <table:table-cell table:style-name="ce1" office:value-type="string" calcext:value-type="string">
            <text:p>KeyProvider</text:p>
          </table:table-cell>
          <table:table-cell table:style-name="ce1" office:value-type="string" calcext:value-type="string">
            <text:p>KeyProviderParams</text:p>
          </table:table-cell>
          <table:table-cell table:style-name="ce1" office:value-type="string" calcext:value-type="string">
            <text:p>HasValueHints</text:p>
          </table:table-cell>
          <table:table-cell table:style-name="ce1" office:value-type="string" calcext:value-type="string">
            <text:p>ValueProvider</text:p>
          </table:table-cell>
          <table:table-cell table:style-name="ce1" office:value-type="string" calcext:value-type="string">
            <text:p>ValueProviderParams</text:p>
          </table:table-cell>
          <table:table-cell table:style-name="ce2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java.util.Map&lt;java.lang.String,java.lang.Objec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ging.config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ging.exception-conversion-word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%wEx</text:p>
          </table:table-cell>
        </table:table-row>
        <table:table-row table:style-name="ro1">
          <table:table-cell office:value-type="string" calcext:value-type="string">
            <text:p>logging.fil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ging.file.max-history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ging.file.max-siz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10MB</text:p>
          </table:table-cell>
        </table:table-row>
        <table:table-row table:style-name="ro1">
          <table:table-cell office:value-type="string" calcext:value-type="string">
            <text:p>logging.group</text:p>
          </table:table-cell>
          <table:table-cell office:value-type="string" calcext:value-type="string">
            <text:p>java.util.Map&lt;java.lang.String,java.util.List&lt;java.lang.String&gt;&gt;</text:p>
          </table:table-cell>
          <table:table-cell table:number-columns-repeated="4"/>
          <table:table-cell office:value-type="string" calcext:value-type="string">
            <text:p>logger-name</text:p>
          </table:table-cell>
          <table:table-cell office:value-type="string" calcext:value-type="string">
            <text:p>{group=false}</text:p>
          </table:table-cell>
          <table:table-cell/>
        </table:table-row>
        <table:table-row table:style-name="ro1">
          <table:table-cell office:value-type="string" calcext:value-type="string">
            <text:p>logging.level</text:p>
          </table:table-cell>
          <table:table-cell office:value-type="string" calcext:value-type="string">
            <text:p>java.util.Map&lt;java.lang.String,java.lang.String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gger-name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logging.path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ging.pattern.consol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%clr(%d{${LOG_DATEFORMAT_PATTERN:-yyyy-MM-dd HH:mm:ss.SSS}}){faint} %clr(${LOG_LEVEL_PATTERN:-%5p}) %clr(${PID:- }){magenta} %clr(---){faint} %clr([%15.15t]){faint} %clr(%-40.40logger{39}){cyan} %clr(:){faint} %m%n${LOG_EXCEPTION_CONVERSION_WORD:-%wEx}</text:p>
          </table:table-cell>
        </table:table-row>
        <table:table-row table:style-name="ro1">
          <table:table-cell office:value-type="string" calcext:value-type="string">
            <text:p>logging.pattern.dateforma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yyyy-MM-dd HH:mm:ss.SSS</text:p>
          </table:table-cell>
        </table:table-row>
        <table:table-row table:style-name="ro1">
          <table:table-cell office:value-type="string" calcext:value-type="string">
            <text:p>logging.pattern.fil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%d{${LOG_DATEFORMAT_PATTERN:-yyyy-MM-dd HH:mm:ss.SSS}} ${LOG_LEVEL_PATTERN:-%5p} ${PID:- } --- [%t] %-40.40logger{39} : %m%n${LOG_EXCEPTION_CONVERSION_WORD:-%wEx}</text:p>
          </table:table-cell>
        </table:table-row>
        <table:table-row table:style-name="ro1">
          <table:table-cell office:value-type="string" calcext:value-type="string">
            <text:p>logging.pattern.level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%5p</text:p>
          </table:table-cell>
        </table:table-row>
        <table:table-row table:style-name="ro1">
          <table:table-cell office:value-type="string" calcext:value-type="string">
            <text:p>logging.register-shutdown-hook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cloudfoundry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cloudfoundry.skip-ssl-valida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.auditevent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auditevent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bean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bean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cache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cach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condition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condition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configprop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configprop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configprops.keys-to-sanitize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72879c7b</text:p>
          </table:table-cell>
        </table:table-row>
        <table:table-row table:style-name="ro1">
          <table:table-cell office:value-type="string" calcext:value-type="string">
            <text:p>management.endpoint.env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env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env.keys-to-sanitize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1017cd1e</text:p>
          </table:table-cell>
        </table:table-row>
        <table:table-row table:style-name="ro1">
          <table:table-cell office:value-type="string" calcext:value-type="string">
            <text:p>management.endpoint.flyway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flyway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health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health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health.roles</text:p>
          </table:table-cell>
          <table:table-cell office:value-type="string" calcext:value-type="string">
            <text:p>java.util.Se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.health.show-details</text:p>
          </table:table-cell>
          <table:table-cell office:value-type="string" calcext:value-type="string">
            <text:p>org.springframework.boot.actuate.health.ShowDetails</text:p>
          </table:table-cell>
          <table:table-cell table:number-columns-repeated="6"/>
          <table:table-cell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management.endpoint.heapdump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heapdump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httptrace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httptrac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info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info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integrationgraph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integrationgraph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jolokia.config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.jolokia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liquibase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liquibas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logfile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logfil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logfile.external-file</text:p>
          </table:table-cell>
          <table:table-cell office:value-type="string" calcext:value-type="string">
            <text:p>java.io.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.logger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logger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mapping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mapping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metric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metric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prometheu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prometheu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scheduledtasks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scheduledtask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session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.shutdown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.threaddump.cache.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management.endpoint.threaddump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endpoints.enabled-by-defaul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s.jmx.domai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org.springframework.boot</text:p>
          </table:table-cell>
        </table:table-row>
        <table:table-row table:style-name="ro1">
          <table:table-cell office:value-type="string" calcext:value-type="string">
            <text:p>management.endpoints.jmx.exposure.exclude</text:p>
          </table:table-cell>
          <table:table-cell office:value-type="string" calcext:value-type="string">
            <text:p>java.util.Se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s.jmx.exposure.include</text:p>
          </table:table-cell>
          <table:table-cell office:value-type="string" calcext:value-type="string">
            <text:p>java.util.Set&lt;java.lang.String&gt;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anagement.endpoints.jmx.static-nam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s.web.base-path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actuator</text:p>
          </table:table-cell>
        </table:table-row>
        <table:table-row table:style-name="ro1">
          <table:table-cell office:value-type="string" calcext:value-type="string">
            <text:p>management.endpoints.web.cors.allow-credential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s.web.cors.allowed-header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management.endpoints.web.cors.allowed-method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management.endpoints.web.cors.allowed-origin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management.endpoints.web.cors.exposed-header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s.web.cors.max-ag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800s</text:p>
          </table:table-cell>
        </table:table-row>
        <table:table-row table:style-name="ro1">
          <table:table-cell office:value-type="string" calcext:value-type="string">
            <text:p>management.endpoints.web.exposure.exclude</text:p>
          </table:table-cell>
          <table:table-cell office:value-type="string" calcext:value-type="string">
            <text:p>java.util.Se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endpoints.web.exposure.include</text:p>
          </table:table-cell>
          <table:table-cell office:value-type="string" calcext:value-type="string">
            <text:p>java.util.Set&lt;java.lang.String&gt;</text:p>
          </table:table-cell>
          <table:table-cell table:number-columns-repeated="6"/>
          <table:table-cell office:value-type="string" calcext:value-type="string">
            <text:p>[Ljava.lang.Object;@19f3536b</text:p>
          </table:table-cell>
        </table:table-row>
        <table:table-row table:style-name="ro1">
          <table:table-cell office:value-type="string" calcext:value-type="string">
            <text:p>management.endpoints.web.path-mapping</text:p>
          </table:table-cell>
          <table:table-cell office:value-type="string" calcext:value-type="string">
            <text:p>java.util.Map&lt;java.lang.String,java.lang.String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ment.health.cassandra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couchbas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db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default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diskspac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diskspace.path</text:p>
          </table:table-cell>
          <table:table-cell office:value-type="string" calcext:value-type="string">
            <text:p>java.io.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health.diskspace.threshold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10MB</text:p>
          </table:table-cell>
        </table:table-row>
        <table:table-row table:style-name="ro1">
          <table:table-cell office:value-type="string" calcext:value-type="string">
            <text:p>management.health.elasticsearch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elasticsearch.indice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health.elasticsearch.response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management.health.influxdb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jm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ldap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mail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mongo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neo4j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rabbit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redi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solr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health.status.http-mapping</text:p>
          </table:table-cell>
          <table:table-cell office:value-type="string" calcext:value-type="string">
            <text:p>java.util.Map&lt;java.lang.String,java.lang.Integer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health.status.order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[Ljava.lang.Object;@336ec5ba</text:p>
          </table:table-cell>
        </table:table-row>
        <table:table-row table:style-name="ro1">
          <table:table-cell office:value-type="string" calcext:value-type="string">
            <text:p>management.info.build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info.default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info.env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info.git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info.git.mode</text:p>
          </table:table-cell>
          <table:table-cell office:value-type="string" calcext:value-type="string">
            <text:p>org.springframework.boot.actuate.info.InfoPropertiesInfoContributor$Mode</text:p>
          </table:table-cell>
          <table:table-cell table:number-columns-repeated="6"/>
          <table:table-cell office:value-type="string" calcext:value-type="string">
            <text:p>simple</text:p>
          </table:table-cell>
        </table:table-row>
        <table:table-row table:style-name="ro1">
          <table:table-cell office:value-type="string" calcext:value-type="string">
            <text:p>management.metrics.distribution.maximum-expected-value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distribution.minimum-expected-value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distribution.percentiles</text:p>
          </table:table-cell>
          <table:table-cell office:value-type="string" calcext:value-type="string">
            <text:p>java.util.Map&lt;java.lang.String,java.lang.Double[]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distribution.percentiles-histogram</text:p>
          </table:table-cell>
          <table:table-cell office:value-type="string" calcext:value-type="string">
            <text:p>java.util.Map&lt;java.lang.String,java.lang.Boolea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distribution.sla</text:p>
          </table:table-cell>
          <table:table-cell office:value-type="string" calcext:value-type="string">
            <text:p>java.util.Map&lt;java.lang.String,org.springframework.boot.actuate.autoconfigure.metrics.ServiceLevelAgreementBoundary[]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nable</text:p>
          </table:table-cell>
          <table:table-cell office:value-type="string" calcext:value-type="string">
            <text:p>java.util.Map&lt;java.lang.String,java.lang.Boolea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appoptics.api-toke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appoptics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nagement.metrics.export.appoptics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5s</text:p>
          </table:table-cell>
        </table:table-row>
        <table:table-row table:style-name="ro1">
          <table:table-cell office:value-type="string" calcext:value-type="string">
            <text:p>management.metrics.export.appoptic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appoptics.host-tag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instance</text:p>
          </table:table-cell>
        </table:table-row>
        <table:table-row table:style-name="ro1">
          <table:table-cell office:value-type="string" calcext:value-type="string">
            <text:p>management.metrics.export.appoptics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appoptics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appoptics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appoptics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s://api.appoptics.com/v1/measurements</text:p>
          </table:table-cell>
        </table:table-row>
        <table:table-row table:style-name="ro1">
          <table:table-cell office:value-type="string" calcext:value-type="string">
            <text:p>management.metrics.export.atlas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atlas.config-refresh-frequency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atlas.config-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50s</text:p>
          </table:table-cell>
        </table:table-row>
        <table:table-row table:style-name="ro1">
          <table:table-cell office:value-type="string" calcext:value-type="string">
            <text:p>management.metrics.export.atlas.config-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://localhost:7101/lwc/api/v1/expressions/local-dev</text:p>
          </table:table-cell>
        </table:table-row>
        <table:table-row table:style-name="ro1">
          <table:table-cell office:value-type="string" calcext:value-type="string">
            <text:p>management.metrics.export.atlas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atla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atlas.eval-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://localhost:7101/lwc/api/v1/evaluate</text:p>
          </table:table-cell>
        </table:table-row>
        <table:table-row table:style-name="ro1">
          <table:table-cell office:value-type="string" calcext:value-type="string">
            <text:p>management.metrics.export.atlas.lwc-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atlas.meter-time-to-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5m</text:p>
          </table:table-cell>
        </table:table-row>
        <table:table-row table:style-name="ro1">
          <table:table-cell office:value-type="string" calcext:value-type="string">
            <text:p>management.metrics.export.atlas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atlas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atlas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atlas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://localhost:7101/api/v1/publish</text:p>
          </table:table-cell>
        </table:table-row>
        <table:table-row table:style-name="ro1">
          <table:table-cell office:value-type="string" calcext:value-type="string">
            <text:p>management.metrics.export.datadog.api-ke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datadog.application-ke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datadog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datadog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datadog.description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datadog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datadog.host-tag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instance</text:p>
          </table:table-cell>
        </table:table-row>
        <table:table-row table:style-name="ro1">
          <table:table-cell office:value-type="string" calcext:value-type="string">
            <text:p>management.metrics.export.datadog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datadog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datadog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datadog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s://app.datadoghq.com</text:p>
          </table:table-cell>
        </table:table-row>
        <table:table-row table:style-name="ro1">
          <table:table-cell office:value-type="string" calcext:value-type="string">
            <text:p>management.metrics.export.dynatrace.api-toke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dynatrace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dynatrace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dynatrace.device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dynatrac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dynatrace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dynatrace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dynatrace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dynatrace.technology-typ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anagement.metrics.export.dynatrace.uri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elastic.auto-create-index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elastic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elastic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elastic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elastic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://localhost:9200</text:p>
          </table:table-cell>
        </table:table-row>
        <table:table-row table:style-name="ro1">
          <table:table-cell office:value-type="string" calcext:value-type="string">
            <text:p>management.metrics.export.elastic.inde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metrics</text:p>
          </table:table-cell>
        </table:table-row>
        <table:table-row table:style-name="ro1">
          <table:table-cell office:value-type="string" calcext:value-type="string">
            <text:p>management.metrics.export.elastic.index-date-forma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yyyy-MM</text:p>
          </table:table-cell>
        </table:table-row>
        <table:table-row table:style-name="ro1">
          <table:table-cell office:value-type="string" calcext:value-type="string">
            <text:p>management.metrics.export.elastic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elastic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elastic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elastic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elastic.timestamp-field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@timestamp</text:p>
          </table:table-cell>
        </table:table-row>
        <table:table-row table:style-name="ro1">
          <table:table-cell office:value-type="string" calcext:value-type="string">
            <text:p>management.metrics.export.elastic.user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ganglia.addressing-mode</text:p>
          </table:table-cell>
          <table:table-cell office:value-type="string" calcext:value-type="string">
            <text:p>info.ganglia.gmetric4j.gmetric.GMetric$UDPAddressingMode</text:p>
          </table:table-cell>
          <table:table-cell table:number-columns-repeated="6"/>
          <table:table-cell office:value-type="string" calcext:value-type="string">
            <text:p>multicast</text:p>
          </table:table-cell>
        </table:table-row>
        <table:table-row table:style-name="ro1">
          <table:table-cell office:value-type="string" calcext:value-type="string">
            <text:p>management.metrics.export.ganglia.duration-units</text:p>
          </table:table-cell>
          <table:table-cell office:value-type="string" calcext:value-type="string">
            <text:p>java.util.concurrent.TimeUnit</text:p>
          </table:table-cell>
          <table:table-cell table:number-columns-repeated="6"/>
          <table:table-cell office:value-type="string" calcext:value-type="string">
            <text:p>milliseconds</text:p>
          </table:table-cell>
        </table:table-row>
        <table:table-row table:style-name="ro1">
          <table:table-cell office:value-type="string" calcext:value-type="string">
            <text:p>management.metrics.export.ganglia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ganglia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management.metrics.export.ganglia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string" calcext:value-type="string">
            <text:p>management.metrics.export.ganglia.protocol-versio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3.1</text:p>
          </table:table-cell>
        </table:table-row>
        <table:table-row table:style-name="ro1">
          <table:table-cell office:value-type="string" calcext:value-type="string">
            <text:p>management.metrics.export.ganglia.rate-units</text:p>
          </table:table-cell>
          <table:table-cell office:value-type="string" calcext:value-type="string">
            <text:p>java.util.concurrent.TimeUnit</text:p>
          </table:table-cell>
          <table:table-cell table:number-columns-repeated="6"/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management.metrics.export.ganglia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ganglia.time-to-liv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gement.metrics.export.graphite.duration-units</text:p>
          </table:table-cell>
          <table:table-cell office:value-type="string" calcext:value-type="string">
            <text:p>java.util.concurrent.TimeUnit</text:p>
          </table:table-cell>
          <table:table-cell table:number-columns-repeated="6"/>
          <table:table-cell office:value-type="string" calcext:value-type="string">
            <text:p>milliseconds</text:p>
          </table:table-cell>
        </table:table-row>
        <table:table-row table:style-name="ro1">
          <table:table-cell office:value-type="string" calcext:value-type="string">
            <text:p>management.metrics.export.graphit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graphite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management.metrics.export.graphite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management.metrics.export.graphite.protocol</text:p>
          </table:table-cell>
          <table:table-cell office:value-type="string" calcext:value-type="string">
            <text:p>io.micrometer.graphite.GraphiteProtocol</text:p>
          </table:table-cell>
          <table:table-cell table:number-columns-repeated="6"/>
          <table:table-cell office:value-type="string" calcext:value-type="string">
            <text:p>pickled</text:p>
          </table:table-cell>
        </table:table-row>
        <table:table-row table:style-name="ro1">
          <table:table-cell office:value-type="string" calcext:value-type="string">
            <text:p>management.metrics.export.graphite.rate-units</text:p>
          </table:table-cell>
          <table:table-cell office:value-type="string" calcext:value-type="string">
            <text:p>java.util.concurrent.TimeUnit</text:p>
          </table:table-cell>
          <table:table-cell table:number-columns-repeated="6"/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management.metrics.export.graphite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graphite.tags-as-prefix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5355560f</text:p>
          </table:table-cell>
        </table:table-row>
        <table:table-row table:style-name="ro1">
          <table:table-cell office:value-type="string" calcext:value-type="string">
            <text:p>management.metrics.export.humio.api-toke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humio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humio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5s</text:p>
          </table:table-cell>
        </table:table-row>
        <table:table-row table:style-name="ro1">
          <table:table-cell office:value-type="string" calcext:value-type="string">
            <text:p>management.metrics.export.humio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humio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humio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humio.repository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andbox</text:p>
          </table:table-cell>
        </table:table-row>
        <table:table-row table:style-name="ro1">
          <table:table-cell office:value-type="string" calcext:value-type="string">
            <text:p>management.metrics.export.humio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humio.tag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humio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s://cloud.humio.com</text:p>
          </table:table-cell>
        </table:table-row>
        <table:table-row table:style-name="ro1">
          <table:table-cell office:value-type="string" calcext:value-type="string">
            <text:p>management.metrics.export.influx.auto-create-db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influx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influx.compress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influx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influx.consistency</text:p>
          </table:table-cell>
          <table:table-cell office:value-type="string" calcext:value-type="string">
            <text:p>io.micrometer.influx.InfluxConsistency</text:p>
          </table:table-cell>
          <table:table-cell table:number-columns-repeated="6"/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management.metrics.export.influx.db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mydb</text:p>
          </table:table-cell>
        </table:table-row>
        <table:table-row table:style-name="ro1">
          <table:table-cell office:value-type="string" calcext:value-type="string">
            <text:p>management.metrics.export.influx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influx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influx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influx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influx.retention-durat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influx.retention-polic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influx.retention-replication-factor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influx.retention-shard-durat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influx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influx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://localhost:8086</text:p>
          </table:table-cell>
        </table:table-row>
        <table:table-row table:style-name="ro1">
          <table:table-cell office:value-type="string" calcext:value-type="string">
            <text:p>management.metrics.export.influx.user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jmx.domai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metrics</text:p>
          </table:table-cell>
        </table:table-row>
        <table:table-row table:style-name="ro1">
          <table:table-cell office:value-type="string" calcext:value-type="string">
            <text:p>management.metrics.export.jmx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jmx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kairos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kairos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kairo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kairos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kairos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kairos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kairos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kairos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://localhost:8080/api/v1/datapoints</text:p>
          </table:table-cell>
        </table:table-row>
        <table:table-row table:style-name="ro1">
          <table:table-cell office:value-type="string" calcext:value-type="string">
            <text:p>management.metrics.export.kairos.user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newrelic.account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newrelic.api-ke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newrelic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newrelic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newrelic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newrelic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newrelic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newrelic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newrelic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s://insights-collector.newrelic.com</text:p>
          </table:table-cell>
        </table:table-row>
        <table:table-row table:style-name="ro1">
          <table:table-cell office:value-type="string" calcext:value-type="string">
            <text:p>management.metrics.export.prometheus.description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prometheu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prometheus.pushgateway.base-url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calhost:9091</text:p>
          </table:table-cell>
        </table:table-row>
        <table:table-row table:style-name="ro1">
          <table:table-cell office:value-type="string" calcext:value-type="string">
            <text:p>management.metrics.export.prometheus.pushgateway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prometheus.pushgateway.grouping-key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prometheus.pushgateway.job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prometheus.pushgateway.push-rat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prometheus.pushgateway.shutdown-operation</text:p>
          </table:table-cell>
          <table:table-cell office:value-type="string" calcext:value-type="string">
            <text:p>org.springframework.boot.actuate.metrics.export.prometheus.PrometheusPushGatewayManager$ShutdownOpe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prometheus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signalfx.access-toke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signalfx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signalfx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signalfx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signalfx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signalfx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signalfx.sourc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signalfx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signalfx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s://ingest.signalfx.com</text:p>
          </table:table-cell>
        </table:table-row>
        <table:table-row table:style-name="ro1">
          <table:table-cell office:value-type="string" calcext:value-type="string">
            <text:p>management.metrics.export.simpl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simple.mode</text:p>
          </table:table-cell>
          <table:table-cell office:value-type="string" calcext:value-type="string">
            <text:p>io.micrometer.core.instrument.simple.CountingMode</text:p>
          </table:table-cell>
          <table:table-cell table:number-columns-repeated="6"/>
          <table:table-cell office:value-type="string" calcext:value-type="string">
            <text:p>cumulative</text:p>
          </table:table-cell>
        </table:table-row>
        <table:table-row table:style-name="ro1">
          <table:table-cell office:value-type="string" calcext:value-type="string">
            <text:p>management.metrics.export.simple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anagement.metrics.export.statsd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statsd.flavor</text:p>
          </table:table-cell>
          <table:table-cell office:value-type="string" calcext:value-type="string">
            <text:p>io.micrometer.statsd.StatsdFlavor</text:p>
          </table:table-cell>
          <table:table-cell table:number-columns-repeated="6"/>
          <table:table-cell office:value-type="string" calcext:value-type="string">
            <text:p>datadog</text:p>
          </table:table-cell>
        </table:table-row>
        <table:table-row table:style-name="ro1">
          <table:table-cell office:value-type="string" calcext:value-type="string">
            <text:p>management.metrics.export.statsd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management.metrics.export.statsd.max-packet-length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anagement.metrics.export.statsd.polling-frequency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statsd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management.metrics.export.statsd.publish-unchanged-met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wavefront.api-toke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wavefront.ba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nagement.metrics.export.wavefront.connect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management.metrics.export.wavefront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export.wavefront.global-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wavefront.num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.metrics.export.wavefront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wavefront.sourc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export.wavefront.step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management.metrics.export.wavefront.uri</text:p>
          </table:table-cell>
          <table:table-cell office:value-type="string" calcext:value-type="string">
            <text:p>java.net.URI</text:p>
          </table:table-cell>
          <table:table-cell table:number-columns-repeated="6"/>
          <table:table-cell office:value-type="string" calcext:value-type="string">
            <text:p>https://longboard.wavefront.com</text:p>
          </table:table-cell>
        </table:table-row>
        <table:table-row table:style-name="ro1">
          <table:table-cell office:value-type="string" calcext:value-type="string">
            <text:p>management.metrics.tag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metrics.use-global-registry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web.client.max-uri-tag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agement.metrics.web.client.requests-metric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.client.requests</text:p>
          </table:table-cell>
        </table:table-row>
        <table:table-row table:style-name="ro1">
          <table:table-cell office:value-type="string" calcext:value-type="string">
            <text:p>management.metrics.web.server.auto-time-request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metrics.web.server.max-uri-tag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agement.metrics.web.server.requests-metric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.server.requests</text:p>
          </table:table-cell>
        </table:table-row>
        <table:table-row table:style-name="ro1">
          <table:table-cell office:value-type="string" calcext:value-type="string">
            <text:p>management.server.add-application-context-heade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address</text:p>
          </table:table-cell>
          <table:table-cell office:value-type="string" calcext:value-type="string">
            <text:p>java.net.InetAdd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por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ervlet.context-path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cipher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client-auth</text:p>
          </table:table-cell>
          <table:table-cell office:value-type="string" calcext:value-type="string">
            <text:p>org.springframework.boot.web.server.Ssl$ClientA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server.ssl.enabled-protocol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key-alia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key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key-stor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key-store-provid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key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protocol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TLS</text:p>
          </table:table-cell>
        </table:table-row>
        <table:table-row table:style-name="ro1">
          <table:table-cell office:value-type="string" calcext:value-type="string">
            <text:p>management.server.ssl.trust-stor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trust-store-provid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server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ment.trace.http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agement.trace.http.include</text:p>
          </table:table-cell>
          <table:table-cell office:value-type="string" calcext:value-type="string">
            <text:p>java.util.Set&lt;org.springframework.boot.actuate.trace.http.Include&gt;</text:p>
          </table:table-cell>
          <table:table-cell table:number-columns-repeated="6"/>
          <table:table-cell office:value-type="string" calcext:value-type="string">
            <text:p>[Ljava.lang.Object;@7fa6d9a2</text:p>
          </table:table-cell>
        </table:table-row>
        <table:table-row table:style-name="ro1">
          <table:table-cell office:value-type="string" calcext:value-type="string">
            <text:p>server.address</text:p>
          </table:table-cell>
          <table:table-cell office:value-type="string" calcext:value-type="string">
            <text:p>java.net.InetAdd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compression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compression.excluded-user-agent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compression.mime-types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45f91e08</text:p>
          </table:table-cell>
        </table:table-row>
        <table:table-row table:style-name="ro1">
          <table:table-cell office:value-type="string" calcext:value-type="string">
            <text:p>server.compression.min-response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2KB</text:p>
          </table:table-cell>
        </table:table-row>
        <table:table-row table:style-name="ro1">
          <table:table-cell office:value-type="string" calcext:value-type="string">
            <text:p>server.connection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error.include-excep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error.include-stacktrace</text:p>
          </table:table-cell>
          <table:table-cell office:value-type="string" calcext:value-type="string">
            <text:p>org.springframework.boot.autoconfigure.web.ErrorProperties$IncludeStacktrace</text:p>
          </table:table-cell>
          <table:table-cell table:number-columns-repeated="6"/>
          <table:table-cell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server.error.path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error</text:p>
          </table:table-cell>
        </table:table-row>
        <table:table-row table:style-name="ro1">
          <table:table-cell office:value-type="string" calcext:value-type="string">
            <text:p>server.error.whitelabel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http2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ptor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rver.jetty.accesslog.appen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date-forma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dd/MMM/yyyy:HH:mm:ss Z</text:p>
          </table:table-cell>
        </table:table-row>
        <table:table-row table:style-name="ro1">
          <table:table-cell office:value-type="string" calcext:value-type="string">
            <text:p>server.jetty.accesslog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extended-forma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file-date-forma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file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locale</text:p>
          </table:table-cell>
          <table:table-cell office:value-type="string" calcext:value-type="string">
            <text:p>java.util.Loc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log-cooki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log-latenc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log-serve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jetty.accesslog.retention-period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ver.jetty.accesslog.time-zone</text:p>
          </table:table-cell>
          <table:table-cell office:value-type="string" calcext:value-type="string">
            <text:p>java.util.TimeZone</text:p>
          </table:table-cell>
          <table:table-cell table:number-columns-repeated="6"/>
          <table:table-cell office:value-type="string" calcext:value-type="string">
            <text:p>GMT</text:p>
          </table:table-cell>
        </table:table-row>
        <table:table-row table:style-name="ro1">
          <table:table-cell office:value-type="string" calcext:value-type="string">
            <text:p>server.jetty.max-http-post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200000B</text:p>
          </table:table-cell>
        </table:table-row>
        <table:table-row table:style-name="ro1">
          <table:table-cell office:value-type="string" calcext:value-type="string">
            <text:p>server.jetty.selector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rver.max-http-header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8KB</text:p>
          </table:table-cell>
        </table:table-row>
        <table:table-row table:style-name="ro1">
          <table:table-cell office:value-type="string" calcext:value-type="string">
            <text:p>server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server.server-head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application-display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application</text:p>
          </table:table-cell>
        </table:table-row>
        <table:table-row table:style-name="ro1">
          <table:table-cell office:value-type="string" calcext:value-type="string">
            <text:p>server.servlet.context-parameter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context-path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jsp.class-name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class-reference</text:p>
          </table:table-cell>
          <table:table-cell office:value-type="string" calcext:value-type="string">
            <text:p>{target=javax.servlet.http.HttpServlet}</text:p>
          </table:table-cell>
          <table:table-cell office:value-type="string" calcext:value-type="string">
            <text:p>org.apache.jasper.servlet.JspServlet</text:p>
          </table:table-cell>
        </table:table-row>
        <table:table-row table:style-name="ro1">
          <table:table-cell office:value-type="string" calcext:value-type="string">
            <text:p>server.servlet.jsp.init-parameter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jsp.register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servlet.session.cookie.commen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cookie.domai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cookie.http-onl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cookie.max-age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cookie.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cookie.path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cookie.secur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persisten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store-dir</text:p>
          </table:table-cell>
          <table:table-cell office:value-type="string" calcext:value-type="string">
            <text:p>java.io.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ervlet.session.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30m</text:p>
          </table:table-cell>
        </table:table-row>
        <table:table-row table:style-name="ro1">
          <table:table-cell office:value-type="string" calcext:value-type="string">
            <text:p>server.servlet.session.tracking-modes</text:p>
          </table:table-cell>
          <table:table-cell office:value-type="string" calcext:value-type="string">
            <text:p>java.util.Set&lt;org.springframework.boot.web.servlet.server.Session$SessionTrackingMode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cipher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client-auth</text:p>
          </table:table-cell>
          <table:table-cell office:value-type="string" calcext:value-type="string">
            <text:p>org.springframework.boot.web.server.Ssl$ClientA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ssl.enabled-protocol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key-alia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key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key-stor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key-store-provid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key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protocol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TLS</text:p>
          </table:table-cell>
        </table:table-row>
        <table:table-row table:style-name="ro1">
          <table:table-cell office:value-type="string" calcext:value-type="string">
            <text:p>server.ssl.trust-stor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trust-store-provid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accept-coun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rver.tomcat.accesslog.buffer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tomcat.accesslog.directory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gs</text:p>
          </table:table-cell>
        </table:table-row>
        <table:table-row table:style-name="ro1">
          <table:table-cell office:value-type="string" calcext:value-type="string">
            <text:p>server.tomcat.accesslog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accesslog.file-date-forma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.yyyy-MM-dd</text:p>
          </table:table-cell>
        </table:table-row>
        <table:table-row table:style-name="ro1">
          <table:table-cell office:value-type="string" calcext:value-type="string">
            <text:p>server.tomcat.accesslog.patter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server.tomcat.accesslog.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access_log</text:p>
          </table:table-cell>
        </table:table-row>
        <table:table-row table:style-name="ro1">
          <table:table-cell office:value-type="string" calcext:value-type="string">
            <text:p>server.tomcat.accesslog.rename-on-rot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accesslog.request-attributes-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accesslog.rotat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tomcat.accesslog.suf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.log</text:p>
          </table:table-cell>
        </table:table-row>
        <table:table-row table:style-name="ro1">
          <table:table-cell office:value-type="string" calcext:value-type="string">
            <text:p>server.tomcat.additional-tld-skip-pattern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background-processor-delay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s</text:p>
          </table:table-cell>
        </table:table-row>
        <table:table-row table:style-name="ro1">
          <table:table-cell office:value-type="string" calcext:value-type="string">
            <text:p>server.tomcat.basedir</text:p>
          </table:table-cell>
          <table:table-cell office:value-type="string" calcext:value-type="string">
            <text:p>java.io.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internal-proxies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10\.\d{1,3}\.\d{1,3}\.\d{1,3}|192\.168\.\d{1,3}\.\d{1,3}|169\.254\.\d{1,3}\.\d{1,3}|127\.\d{1,3}\.\d{1,3}\.\d{1,3}|172\.1[6-9]{1}\.\d{1,3}\.\d{1,3}|172\.2[0-9]{1}\.\d{1,3}\.\d{1,3}|172\.3[0-1]{1}\.\d{1,3}\.\d{1,3}|0:0:0:0:0:0:0:1|::1</text:p>
          </table:table-cell>
        </table:table-row>
        <table:table-row table:style-name="ro1">
          <table:table-cell office:value-type="string" calcext:value-type="string">
            <text:p>server.tomcat.max-connection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erver.tomcat.max-http-post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2MB</text:p>
          </table:table-cell>
        </table:table-row>
        <table:table-row table:style-name="ro1">
          <table:table-cell office:value-type="string" calcext:value-type="string">
            <text:p>server.tomcat.max-swallow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2MB</text:p>
          </table:table-cell>
        </table:table-row>
        <table:table-row table:style-name="ro1">
          <table:table-cell office:value-type="string" calcext:value-type="string">
            <text:p>server.tomcat.max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erver.tomcat.min-spare-threa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ver.tomcat.port-header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X-Forwarded-Port</text:p>
          </table:table-cell>
        </table:table-row>
        <table:table-row table:style-name="ro1">
          <table:table-cell office:value-type="string" calcext:value-type="string">
            <text:p>server.tomcat.protocol-head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protocol-header-https-valu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s</text:p>
          </table:table-cell>
        </table:table-row>
        <table:table-row table:style-name="ro1">
          <table:table-cell office:value-type="string" calcext:value-type="string">
            <text:p>server.tomcat.redirect-context-root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tomcat.remote-ip-head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resource.allow-caching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tomcat.resource.cache-ttl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tomcat.uri-encoding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erver.tomcat.use-relative-redirect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undertow.accesslog.dir</text:p>
          </table:table-cell>
          <table:table-cell office:value-type="string" calcext:value-type="string">
            <text:p>java.io.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undertow.accesslog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undertow.accesslog.patter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server.undertow.accesslog.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access_log.</text:p>
          </table:table-cell>
        </table:table-row>
        <table:table-row table:style-name="ro1">
          <table:table-cell office:value-type="string" calcext:value-type="string">
            <text:p>server.undertow.accesslog.rotat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undertow.accesslog.suf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g</text:p>
          </table:table-cell>
        </table:table-row>
        <table:table-row table:style-name="ro1">
          <table:table-cell office:value-type="string" calcext:value-type="string">
            <text:p>server.undertow.buffer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undertow.direct-buffer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undertow.eager-filter-init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rver.undertow.io-thread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undertow.max-http-post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-1B</text:p>
          </table:table-cell>
        </table:table-row>
        <table:table-row table:style-name="ro1">
          <table:table-cell office:value-type="string" calcext:value-type="string">
            <text:p>server.undertow.worker-thread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.use-forward-header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ctivemq.broker-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ctivemq.close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5s</text:p>
          </table:table-cell>
        </table:table-row>
        <table:table-row table:style-name="ro1">
          <table:table-cell office:value-type="string" calcext:value-type="string">
            <text:p>spring.activemq.in-memory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ctivemq.non-blocking-redeliver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ctivemq.packages.trust-all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ctivemq.packages.trusted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ctivemq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ctivemq.pool.block-if-full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ctivemq.pool.block-if-full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-1ms</text:p>
          </table:table-cell>
        </table:table-row>
        <table:table-row table:style-name="ro1">
          <table:table-cell office:value-type="string" calcext:value-type="string">
            <text:p>spring.activemq.pool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ctivemq.pool.idle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30s</text:p>
          </table:table-cell>
        </table:table-row>
        <table:table-row table:style-name="ro1">
          <table:table-cell office:value-type="string" calcext:value-type="string">
            <text:p>spring.activemq.pool.max-connection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activemq.pool.max-sessions-per-connection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pring.activemq.pool.time-between-expiration-check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-1ms</text:p>
          </table:table-cell>
        </table:table-row>
        <table:table-row table:style-name="ro1">
          <table:table-cell office:value-type="string" calcext:value-type="string">
            <text:p>spring.activemq.pool.use-anonymous-produc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ctivemq.sen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ms</text:p>
          </table:table-cell>
        </table:table-row>
        <table:table-row table:style-name="ro1">
          <table:table-cell office:value-type="string" calcext:value-type="string">
            <text:p>spring.activemq.us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op.auto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op.proxy-target-clas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pplication.admin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pplication.admin.jmx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org.springframework.boot:type=Admin,name=SpringApplication</text:p>
          </table:table-cell>
        </table:table-row>
        <table:table-row table:style-name="ro1">
          <table:table-cell office:value-type="string" calcext:value-type="string">
            <text:p>spring.application.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rtemis.embedded.cluster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rtemis.embedded.data-director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rtemis.embedded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rtemis.embedded.persisten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rtemis.embedded.queues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74ac7cb9</text:p>
          </table:table-cell>
        </table:table-row>
        <table:table-row table:style-name="ro1">
          <table:table-cell office:value-type="string" calcext:value-type="string">
            <text:p>spring.artemis.embedded.server-id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artemis.embedded.topics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59a84de8</text:p>
          </table:table-cell>
        </table:table-row>
        <table:table-row table:style-name="ro1">
          <table:table-cell office:value-type="string" calcext:value-type="string">
            <text:p>spring.artemis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spring.artemis.mode</text:p>
          </table:table-cell>
          <table:table-cell office:value-type="string" calcext:value-type="string">
            <text:p>org.springframework.boot.autoconfigure.jms.artemis.Artemis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rtemis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rtemis.pool.block-if-full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rtemis.pool.block-if-full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-1ms</text:p>
          </table:table-cell>
        </table:table-row>
        <table:table-row table:style-name="ro1">
          <table:table-cell office:value-type="string" calcext:value-type="string">
            <text:p>spring.artemis.pool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rtemis.pool.idle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30s</text:p>
          </table:table-cell>
        </table:table-row>
        <table:table-row table:style-name="ro1">
          <table:table-cell office:value-type="string" calcext:value-type="string">
            <text:p>spring.artemis.pool.max-connection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artemis.pool.max-sessions-per-connection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pring.artemis.pool.time-between-expiration-check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-1ms</text:p>
          </table:table-cell>
        </table:table-row>
        <table:table-row table:style-name="ro1">
          <table:table-cell office:value-type="string" calcext:value-type="string">
            <text:p>spring.artemis.pool.use-anonymous-produc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artemis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1616" calcext:value-type="float">
            <text:p>61616</text:p>
          </table:table-cell>
        </table:table-row>
        <table:table-row table:style-name="ro1">
          <table:table-cell office:value-type="string" calcext:value-type="string">
            <text:p>spring.artemis.us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autoconfigure.exclude</text:p>
          </table:table-cell>
          <table:table-cell office:value-type="string" calcext:value-type="string">
            <text:p>java.util.List&lt;java.lang.Clas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banner.charset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banner.image.heigh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banner.image.inver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banner.image.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6"/>
          <table:table-cell office:value-type="string" calcext:value-type="string">
            <text:p>classpath:banner.gif</text:p>
          </table:table-cell>
        </table:table-row>
        <table:table-row table:style-name="ro1">
          <table:table-cell office:value-type="string" calcext:value-type="string">
            <text:p>spring.banner.image.margin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ing.banner.image.width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pring.banner.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6"/>
          <table:table-cell office:value-type="string" calcext:value-type="string">
            <text:p>classpath:banner.txt</text:p>
          </table:table-cell>
        </table:table-row>
        <table:table-row table:style-name="ro1">
          <table:table-cell office:value-type="string" calcext:value-type="string">
            <text:p>spring.batch.initialize-schema</text:p>
          </table:table-cell>
          <table:table-cell office:value-type="string" calcext:value-type="string">
            <text:p>org.springframework.boot.jdbc.DataSourceInitializationMode</text:p>
          </table:table-cell>
          <table:table-cell table:number-columns-repeated="6"/>
          <table:table-cell office:value-type="string" calcext:value-type="string">
            <text:p>embedded</text:p>
          </table:table-cell>
        </table:table-row>
        <table:table-row table:style-name="ro1">
          <table:table-cell office:value-type="string" calcext:value-type="string">
            <text:p>spring.batch.job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batch.job.name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batch.schema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org/springframework/batch/core/schema-@@platform@@.sql</text:p>
          </table:table-cell>
        </table:table-row>
        <table:table-row table:style-name="ro1">
          <table:table-cell office:value-type="string" calcext:value-type="string">
            <text:p>spring.batch.table-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beaninfo.ignor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cache.cache-name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caffeine.spec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couchbase.expiration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ehcache.config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infinispan.config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jcache.config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jcache.provider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class-reference</text:p>
          </table:table-cell>
          <table:table-cell office:value-type="string" calcext:value-type="string">
            <text:p>{target=javax.cache.spi.CachingProvider}</text:p>
          </table:table-cell>
          <table:table-cell/>
        </table:table-row>
        <table:table-row table:style-name="ro1">
          <table:table-cell office:value-type="string" calcext:value-type="string">
            <text:p>spring.cache.redis.cache-null-value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cache.redis.key-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redis.time-to-live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ache.redis.use-key-prefix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cache.type</text:p>
          </table:table-cell>
          <table:table-cell office:value-type="string" calcext:value-type="string">
            <text:p>org.springframework.boot.autoconfigure.cache.Cache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nfig.additional-locat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nfig.locat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nfig.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application</text:p>
          </table:table-cell>
        </table:table-row>
        <table:table-row table:style-name="ro1">
          <table:table-cell office:value-type="string" calcext:value-type="string">
            <text:p>spring.couchbase.bootstrap-host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uchbase.bucket.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spring.couchbase.bucket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uchbase.env.endpoints.key-valu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couchbase.env.endpoints.queryservice.max-endpoint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couchbase.env.endpoints.queryservice.min-endpoint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couchbase.env.endpoints.viewservice.max-endpoint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couchbase.env.endpoints.viewservice.min-endpoint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couchbase.env.ssl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uchbase.env.ssl.key-stor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uchbase.env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couchbase.env.timeouts.connec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5000ms</text:p>
          </table:table-cell>
        </table:table-row>
        <table:table-row table:style-name="ro1">
          <table:table-cell office:value-type="string" calcext:value-type="string">
            <text:p>spring.couchbase.env.timeouts.key-valu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2500ms</text:p>
          </table:table-cell>
        </table:table-row>
        <table:table-row table:style-name="ro1">
          <table:table-cell office:value-type="string" calcext:value-type="string">
            <text:p>spring.couchbase.env.timeouts.query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7500ms</text:p>
          </table:table-cell>
        </table:table-row>
        <table:table-row table:style-name="ro1">
          <table:table-cell office:value-type="string" calcext:value-type="string">
            <text:p>spring.couchbase.env.timeouts.socket-connec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ms</text:p>
          </table:table-cell>
        </table:table-row>
        <table:table-row table:style-name="ro1">
          <table:table-cell office:value-type="string" calcext:value-type="string">
            <text:p>spring.couchbase.env.timeouts.view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7500ms</text:p>
          </table:table-cell>
        </table:table-row>
        <table:table-row table:style-name="ro1">
          <table:table-cell office:value-type="string" calcext:value-type="string">
            <text:p>spring.dao.exceptiontranslation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cassandra.cluster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compression</text:p>
          </table:table-cell>
          <table:table-cell office:value-type="string" calcext:value-type="string">
            <text:p>com.datastax.driver.core.ProtocolOptions$Compression</text:p>
          </table:table-cell>
          <table:table-cell table:number-columns-repeated="6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ring.data.cassandra.connect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consistency-level</text:p>
          </table:table-cell>
          <table:table-cell office:value-type="string" calcext:value-type="string">
            <text:p>com.datastax.driver.core.ConsistencyLev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contact-point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6"/>
          <table:table-cell office:value-type="string" calcext:value-type="string">
            <text:p>[Ljava.lang.Object;@61419e62</text:p>
          </table:table-cell>
        </table:table-row>
        <table:table-row table:style-name="ro1">
          <table:table-cell office:value-type="string" calcext:value-type="string">
            <text:p>spring.data.cassandra.fetch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jmx-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keyspace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pool.heartbeat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30s</text:p>
          </table:table-cell>
        </table:table-row>
        <table:table-row table:style-name="ro1">
          <table:table-cell office:value-type="string" calcext:value-type="string">
            <text:p>spring.data.cassandra.pool.idle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20s</text:p>
          </table:table-cell>
        </table:table-row>
        <table:table-row table:style-name="ro1">
          <table:table-cell office:value-type="string" calcext:value-type="string">
            <text:p>spring.data.cassandra.pool.max-queue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pring.data.cassandra.pool.pool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5000ms</text:p>
          </table:table-cell>
        </table:table-row>
        <table:table-row table:style-name="ro1">
          <table:table-cell office:value-type="string" calcext:value-type="string">
            <text:p>spring.data.cassandra.por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read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repositories.type</text:p>
          </table:table-cell>
          <table:table-cell office:value-type="string" calcext:value-type="string">
            <text:p>org.springframework.boot.autoconfigure.data.RepositoryType</text:p>
          </table:table-cell>
          <table:table-cell table:number-columns-repeated="6"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pring.data.cassandra.schema-action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org.springframework.data.cassandra.config.SchemaAction}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ring.data.cassandra.serial-consistency-level</text:p>
          </table:table-cell>
          <table:table-cell office:value-type="string" calcext:value-type="string">
            <text:p>com.datastax.driver.core.ConsistencyLev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ssl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assandra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ouchbase.auto-index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couchbase.consistency</text:p>
          </table:table-cell>
          <table:table-cell office:value-type="string" calcext:value-type="string">
            <text:p>org.springframework.data.couchbase.core.query.Consistency</text:p>
          </table:table-cell>
          <table:table-cell table:number-columns-repeated="6"/>
          <table:table-cell office:value-type="string" calcext:value-type="string">
            <text:p>read-your-own-writes</text:p>
          </table:table-cell>
        </table:table-row>
        <table:table-row table:style-name="ro1">
          <table:table-cell office:value-type="string" calcext:value-type="string">
            <text:p>spring.data.couchbase.repositories.type</text:p>
          </table:table-cell>
          <table:table-cell office:value-type="string" calcext:value-type="string">
            <text:p>org.springframework.boot.autoconfigure.data.RepositoryType</text:p>
          </table:table-cell>
          <table:table-cell table:number-columns-repeated="6"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pring.data.elasticsearch.cluster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elasticsearch</text:p>
          </table:table-cell>
        </table:table-row>
        <table:table-row table:style-name="ro1">
          <table:table-cell office:value-type="string" calcext:value-type="string">
            <text:p>spring.data.elasticsearch.cluster-node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elasticsearch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elasticsearch.repositori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jdbc.repositori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jpa.repositories.bootstrap-mode</text:p>
          </table:table-cell>
          <table:table-cell office:value-type="string" calcext:value-type="string">
            <text:p>org.springframework.data.repository.config.BootstrapMode</text:p>
          </table:table-cell>
          <table:table-cell table:number-columns-repeated="6"/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spring.data.jpa.repositori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ldap.repositori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mongodb.authentication-databas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mongodb.databas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mongodb.field-naming-strategy</text:p>
          </table:table-cell>
          <table:table-cell office:value-type="string" calcext:value-type="string">
            <text:p>java.lang.Class&lt;?&gt;</text:p>
          </table:table-cell>
          <table:table-cell table:number-columns-repeated="4"/>
          <table:table-cell office:value-type="string" calcext:value-type="string">
            <text:p>class-reference</text:p>
          </table:table-cell>
          <table:table-cell office:value-type="string" calcext:value-type="string">
            <text:p>{target=org.springframework.data.mapping.model.FieldNamingStrategy}</text:p>
          </table:table-cell>
          <table:table-cell/>
        </table:table-row>
        <table:table-row table:style-name="ro1">
          <table:table-cell office:value-type="string" calcext:value-type="string">
            <text:p>spring.data.mongodb.grid-fs-databas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mongodb.hos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mongodb.password</text:p>
          </table:table-cell>
          <table:table-cell office:value-type="string" calcext:value-type="string">
            <text:p>java.lang.Character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mongodb.por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mongodb.repositories.type</text:p>
          </table:table-cell>
          <table:table-cell office:value-type="string" calcext:value-type="string">
            <text:p>org.springframework.boot.autoconfigure.data.RepositoryType</text:p>
          </table:table-cell>
          <table:table-cell table:number-columns-repeated="6"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pring.data.mongodb.uri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mongodb://localhost/test</text:p>
          </table:table-cell>
        </table:table-row>
        <table:table-row table:style-name="ro1">
          <table:table-cell office:value-type="string" calcext:value-type="string">
            <text:p>spring.data.mongodb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neo4j.auto-index</text:p>
          </table:table-cell>
          <table:table-cell office:value-type="string" calcext:value-type="string">
            <text:p>org.neo4j.ogm.config.AutoIndexMode</text:p>
          </table:table-cell>
          <table:table-cell table:number-columns-repeated="6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ring.data.neo4j.embedded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neo4j.open-in-view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neo4j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neo4j.repositori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neo4j.uri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neo4j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dis.repositori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rest.base-path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default-media-type</text:p>
          </table:table-cell>
          <table:table-cell office:value-type="string" calcext:value-type="string">
            <text:p>org.springframework.http.Media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default-page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detection-strategy</text:p>
          </table:table-cell>
          <table:table-cell office:value-type="string" calcext:value-type="string">
            <text:p>org.springframework.data.rest.core.mapping.RepositoryDetectionStrategy$RepositoryDetectionStrategies</text:p>
          </table:table-cell>
          <table:table-cell table:number-columns-repeated="6"/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spring.data.rest.enable-enum-transla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limit-param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max-page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page-param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return-body-on-cre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return-body-on-upd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rest.sort-param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solr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tp://127.0.0.1:8983/solr</text:p>
          </table:table-cell>
        </table:table-row>
        <table:table-row table:style-name="ro1">
          <table:table-cell office:value-type="string" calcext:value-type="string">
            <text:p>spring.data.solr.repositories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ata.solr.zk-hos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web.pageable.default-page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ring.data.web.pageable.max-page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pring.data.web.pageable.one-indexed-parameter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web.pageable.page-parameter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spring.data.web.pageable.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.web.pageable.qualifier-delimiter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spring.data.web.pageable.size-parameter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spring.data.web.sort.sort-parameter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spring.datasource.continue-on-erro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ata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java.util.List&lt;org.springframework.core.io.Resource&gt;}</text:p>
          </table:table-cell>
          <table:table-cell/>
        </table:table-row>
        <table:table-row table:style-name="ro1">
          <table:table-cell office:value-type="string" calcext:value-type="string">
            <text:p>spring.datasource.data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ata-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abandoned-usage-tracking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access-to-underlying-connection-allow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cache-st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connection-init-sql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efault-auto-commi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efault-catalog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efault-query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efault-read-onl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efault-schema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efault-transaction-isolation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isconnection-sql-codes</text:p>
          </table:table-cell>
          <table:table-cell office:value-type="string" calcext:value-type="string">
            <text:p>java.util.Se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river</text:p>
          </table:table-cell>
          <table:table-cell office:value-type="string" calcext:value-type="string">
            <text:p>java.sql.Dri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driver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enable-auto-commit-on-retu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eviction-policy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fast-fail-valida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initial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jmx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lifo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log-abandon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log-expired-connec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login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max-conn-lifetime-millis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max-idl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max-open-prepared-statement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max-total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max-wait-millis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min-evictable-idle-time-millis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min-idl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num-tests-per-eviction-run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pool-prepared-statement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remove-abandoned-on-borrow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remove-abandoned-on-maintenanc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remove-abandoned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rollback-on-retu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soft-min-evictable-idle-time-millis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test-on-borrow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test-on-cre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test-on-retu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test-while-idl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time-between-eviction-runs-millis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validation-quer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bcp2.validation-query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driver-class-name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class-reference</text:p>
          </table:table-cell>
          <table:table-cell office:value-type="string" calcext:value-type="string">
            <text:p>{target=java.sql.Driver}</text:p>
          </table:table-cell>
          <table:table-cell/>
        </table:table-row>
        <table:table-row table:style-name="ro1">
          <table:table-cell office:value-type="string" calcext:value-type="string">
            <text:p>spring.datasource.generate-unique-nam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allow-pool-suspens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auto-commi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catalog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connection-init-sq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connection-test-quer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connection-timeout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data-source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data-source-j-n-d-i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data-source-properti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driver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health-check-properti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health-check-registry</text:p>
          </table:table-cell>
          <table:table-cell office:value-type="string" calcext:value-type="string">
            <text:p>java.lang.Obj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idle-timeout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initialization-fail-timeout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isolate-internal-queri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jdbc-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leak-detection-threshold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login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max-lifetime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maximum-pool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metric-registry</text:p>
          </table:table-cell>
          <table:table-cell office:value-type="string" calcext:value-type="string">
            <text:p>java.lang.Obj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metrics-tracker-factory</text:p>
          </table:table-cell>
          <table:table-cell office:value-type="string" calcext:value-type="string">
            <text:p>com.zaxxer.hikari.metrics.MetricsTrackerFact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minimum-idl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pool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read-onl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register-mbea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scheduled-executor</text:p>
          </table:table-cell>
          <table:table-cell office:value-type="string" calcext:value-type="string">
            <text:p>java.util.concurrent.ScheduledExecutorServ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schema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transaction-isolat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hikari.validation-timeout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initialization-mode</text:p>
          </table:table-cell>
          <table:table-cell office:value-type="string" calcext:value-type="string">
            <text:p>org.springframework.boot.jdbc.DataSourceInitializationMode</text:p>
          </table:table-cell>
          <table:table-cell table:number-columns-repeated="6"/>
          <table:table-cell office:value-type="string" calcext:value-type="string">
            <text:p>embedded</text:p>
          </table:table-cell>
        </table:table-row>
        <table:table-row table:style-name="ro1">
          <table:table-cell office:value-type="string" calcext:value-type="string">
            <text:p>spring.datasource.jmx-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jndi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platform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spring.datasource.schema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java.util.List&lt;org.springframework.core.io.Resource&gt;}</text:p>
          </table:table-cell>
          <table:table-cell/>
        </table:table-row>
        <table:table-row table:style-name="ro1">
          <table:table-cell office:value-type="string" calcext:value-type="string">
            <text:p>spring.datasource.schema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schema-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separator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pring.datasource.sql-script-encoding</text:p>
          </table:table-cell>
          <table:table-cell office:value-type="string" calcext:value-type="string">
            <text:p>java.nio.charset.Char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abandon-when-percentage-full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access-to-underlying-connection-allow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alternate-username-allow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commit-on-retu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connection-propertie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ata-source</text:p>
          </table:table-cell>
          <table:table-cell office:value-type="string" calcext:value-type="string">
            <text:p>java.lang.Obj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ata-source-j-n-d-i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b-properti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efault-auto-commi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efault-catalog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efault-read-onl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efault-transaction-isolation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driver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fair-queu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ignore-exception-on-pre-loa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init-s-q-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initial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jdbc-interceptor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jmx-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log-abandon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log-validation-error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login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max-activ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max-age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max-idl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max-wai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min-evictable-idle-time-milli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min-idl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num-tests-per-eviction-run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propagate-interrupt-st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remove-abandon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remove-abandoned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rollback-on-retu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suspect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test-on-borrow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test-on-connec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test-on-retu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test-while-idl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time-between-eviction-runs-milli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use-disposable-connection-faca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use-equal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use-lock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use-statement-faca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validation-interval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validation-quer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validation-query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omcat.validator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type</text:p>
          </table:table-cell>
          <table:table-cell office:value-type="string" calcext:value-type="string">
            <text:p>java.lang.Class&lt;? extends javax.sql.DataSource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atasource.xa.data-source-class-name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class-reference</text:p>
          </table:table-cell>
          <table:table-cell office:value-type="string" calcext:value-type="string">
            <text:p>{target=javax.sql.XADataSource}</text:p>
          </table:table-cell>
          <table:table-cell/>
        </table:table-row>
        <table:table-row table:style-name="ro1">
          <table:table-cell office:value-type="string" calcext:value-type="string">
            <text:p>spring.datasource.xa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evtools.add-propertie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evtools.livereload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evtools.livereload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5729" calcext:value-type="float">
            <text:p>35729</text:p>
          </table:table-cell>
        </table:table-row>
        <table:table-row table:style-name="ro1">
          <table:table-cell office:value-type="string" calcext:value-type="string">
            <text:p>spring.devtools.remote.context-path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.~~spring-boot!~</text:p>
          </table:table-cell>
        </table:table-row>
        <table:table-row table:style-name="ro1">
          <table:table-cell office:value-type="string" calcext:value-type="string">
            <text:p>spring.devtools.remote.proxy.hos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evtools.remote.proxy.por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evtools.remote.restart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evtools.remote.secre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evtools.remote.secret-header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X-AUTH-TOKEN</text:p>
          </table:table-cell>
        </table:table-row>
        <table:table-row table:style-name="ro1">
          <table:table-cell office:value-type="string" calcext:value-type="string">
            <text:p>spring.devtools.restart.additional-exclud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evtools.restart.additional-paths</text:p>
          </table:table-cell>
          <table:table-cell office:value-type="string" calcext:value-type="string">
            <text:p>java.util.List&lt;java.io.File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devtools.restart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evtools.restart.exclud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META-INF/maven/**,META-INF/resources/**,resources/**,static/**,public/**,templates/**,**/*Test.class,**/*Tests.class,git.properties,META-INF/build-info.properties</text:p>
          </table:table-cell>
        </table:table-row>
        <table:table-row table:style-name="ro1">
          <table:table-cell office:value-type="string" calcext:value-type="string">
            <text:p>spring.devtools.restart.log-condition-evaluation-delta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devtools.restart.poll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spring.devtools.restart.quiet-period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400ms</text:p>
          </table:table-cell>
        </table:table-row>
        <table:table-row table:style-name="ro1">
          <table:table-cell office:value-type="string" calcext:value-type="string">
            <text:p>spring.devtools.restart.trigger-fil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elasticsearch.jest.connection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3s</text:p>
          </table:table-cell>
        </table:table-row>
        <table:table-row table:style-name="ro1">
          <table:table-cell office:value-type="string" calcext:value-type="string">
            <text:p>spring.elasticsearch.jest.multi-thread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elasticsearch.jest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elasticsearch.jest.proxy.hos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elasticsearch.jest.proxy.por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elasticsearch.jest.read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3s</text:p>
          </table:table-cell>
        </table:table-row>
        <table:table-row table:style-name="ro1">
          <table:table-cell office:value-type="string" calcext:value-type="string">
            <text:p>spring.elasticsearch.jest.uri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6"/>
          <table:table-cell office:value-type="string" calcext:value-type="string">
            <text:p>[Ljava.lang.Object;@37d1942f</text:p>
          </table:table-cell>
        </table:table-row>
        <table:table-row table:style-name="ro1">
          <table:table-cell office:value-type="string" calcext:value-type="string">
            <text:p>spring.elasticsearch.jest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elasticsearch.rest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elasticsearch.rest.uri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6"/>
          <table:table-cell office:value-type="string" calcext:value-type="string">
            <text:p>[Ljava.lang.Object;@68f829b0</text:p>
          </table:table-cell>
        </table:table-row>
        <table:table-row table:style-name="ro1">
          <table:table-cell office:value-type="string" calcext:value-type="string">
            <text:p>spring.elasticsearch.rest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baseline-descriptio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&lt;&lt; Flyway Baseline &gt;&gt;</text:p>
          </table:table-cell>
        </table:table-row>
        <table:table-row table:style-name="ro1">
          <table:table-cell office:value-type="string" calcext:value-type="string">
            <text:p>spring.flyway.baseline-on-migr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baseline-versio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flyway.check-locatio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lyway.clean-dis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clean-on-validation-erro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connect-retrie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flyway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lyway.encoding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flyway.group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ignore-future-migration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lyway.ignore-ignored-migra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ignore-missing-migra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ignore-pending-migra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init-sql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installed-b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location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6"/>
          <table:table-cell office:value-type="string" calcext:value-type="string">
            <text:p>[Ljava.lang.Object;@f7abda9</text:p>
          </table:table-cell>
        </table:table-row>
        <table:table-row table:style-name="ro1">
          <table:table-cell office:value-type="string" calcext:value-type="string">
            <text:p>spring.flyway.mix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out-of-orde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placeholder-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${</text:p>
          </table:table-cell>
        </table:table-row>
        <table:table-row table:style-name="ro1">
          <table:table-cell office:value-type="string" calcext:value-type="string">
            <text:p>spring.flyway.placeholder-replacement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lyway.placeholder-suf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spring.flyway.placeholder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repeatable-sql-migration-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ring.flyway.schema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skip-default-callback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skip-default-resolver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sql-migration-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pring.flyway.sql-migration-separator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__</text:p>
          </table:table-cell>
        </table:table-row>
        <table:table-row table:style-name="ro1">
          <table:table-cell office:value-type="string" calcext:value-type="string">
            <text:p>spring.flyway.sql-migration-suffixe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6"/>
          <table:table-cell office:value-type="string" calcext:value-type="string">
            <text:p>[Ljava.lang.Object;@3b8ceb4f</text:p>
          </table:table-cell>
        </table:table-row>
        <table:table-row table:style-name="ro1">
          <table:table-cell office:value-type="string" calcext:value-type="string">
            <text:p>spring.flyway.tabl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flyway_schema_history</text:p>
          </table:table-cell>
        </table:table-row>
        <table:table-row table:style-name="ro1">
          <table:table-cell office:value-type="string" calcext:value-type="string">
            <text:p>spring.flyway.targe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us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lyway.validate-on-migrat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reemarker.allow-request-overri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allow-session-overri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cach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charset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freemarker.check-template-locatio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reemarker.content-type</text:p>
          </table:table-cell>
          <table:table-cell office:value-type="string" calcext:value-type="string">
            <text:p>org.springframework.util.MimeType</text:p>
          </table:table-cell>
          <table:table-cell table:number-columns-repeated="6"/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spring.freemarker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reemarker.expose-request-attribu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expose-session-attribu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expose-spring-macro-help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reemarker.prefer-file-system-acces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freemarker.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request-context-attribut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setting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freemarker.suf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.ftl</text:p>
          </table:table-cell>
        </table:table-row>
        <table:table-row table:style-name="ro1">
          <table:table-cell office:value-type="string" calcext:value-type="string">
            <text:p>spring.freemarker.template-loader-path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bd33f4d</text:p>
          </table:table-cell>
        </table:table-row>
        <table:table-row table:style-name="ro1">
          <table:table-cell office:value-type="string" calcext:value-type="string">
            <text:p>spring.freemarker.view-name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allow-request-overri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allow-session-overri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ach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harset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groovy.template.check-template-locatio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groovy.template.configuration.auto-escap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auto-inden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auto-indent-string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auto-new-lin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base-template-class</text:p>
          </table:table-cell>
          <table:table-cell office:value-type="string" calcext:value-type="string">
            <text:p>java.lang.Class&lt;? extends groovy.text.markup.BaseTemplate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cache-templa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declaration-encoding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expand-empty-element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locale</text:p>
          </table:table-cell>
          <table:table-cell office:value-type="string" calcext:value-type="string">
            <text:p>java.util.Loc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new-line-string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resource-loader-path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figuration.use-double-quo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content-type</text:p>
          </table:table-cell>
          <table:table-cell office:value-type="string" calcext:value-type="string">
            <text:p>org.springframework.util.MimeType</text:p>
          </table:table-cell>
          <table:table-cell table:number-columns-repeated="6"/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spring.groovy.templat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groovy.template.expose-request-attribu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expose-session-attribu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expose-spring-macro-help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groovy.template.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request-context-attribut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roovy.template.resource-loader-path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/templates/</text:p>
          </table:table-cell>
        </table:table-row>
        <table:table-row table:style-name="ro1">
          <table:table-cell office:value-type="string" calcext:value-type="string">
            <text:p>spring.groovy.template.suf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.tpl</text:p>
          </table:table-cell>
        </table:table-row>
        <table:table-row table:style-name="ro1">
          <table:table-cell office:value-type="string" calcext:value-type="string">
            <text:p>spring.groovy.template.view-name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date-forma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disable-html-escaping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disable-inner-class-serializa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enable-complex-map-key-serializa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exclude-fields-without-expose-annota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field-naming-policy</text:p>
          </table:table-cell>
          <table:table-cell office:value-type="string" calcext:value-type="string">
            <text:p>com.google.gson.FieldNamingPoli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generate-non-executable-js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lenien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long-serialization-policy</text:p>
          </table:table-cell>
          <table:table-cell office:value-type="string" calcext:value-type="string">
            <text:p>com.google.gson.LongSerializationPoli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pretty-printing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gson.serialize-null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2.console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2.console.path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h2-console</text:p>
          </table:table-cell>
        </table:table-row>
        <table:table-row table:style-name="ro1">
          <table:table-cell office:value-type="string" calcext:value-type="string">
            <text:p>spring.h2.console.settings.trac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2.console.settings.web-allow-other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ateoas.use-hal-as-default-json-media-typ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hazelcast.config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ttp.converters.preferred-json-mapper</text:p>
          </table:table-cell>
          <table:table-cell office:value-type="string" calcext:value-type="string">
            <text:p>java.lang.String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pring.http.encoding.charset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http.encoding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http.encoding.forc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ttp.encoding.force-reques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ttp.encoding.force-respons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ttp.encoding.mapping</text:p>
          </table:table-cell>
          <table:table-cell office:value-type="string" calcext:value-type="string">
            <text:p>java.util.Map&lt;java.util.Locale,java.nio.charset.Charse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http.log-request-detail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influx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influx.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influx.us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info.build.encoding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info.build.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6"/>
          <table:table-cell office:value-type="string" calcext:value-type="string">
            <text:p>classpath:META-INF/build-info.properties</text:p>
          </table:table-cell>
        </table:table-row>
        <table:table-row table:style-name="ro1">
          <table:table-cell office:value-type="string" calcext:value-type="string">
            <text:p>spring.info.git.encoding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info.git.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6"/>
          <table:table-cell office:value-type="string" calcext:value-type="string">
            <text:p>classpath:git.properties</text:p>
          </table:table-cell>
        </table:table-row>
        <table:table-row table:style-name="ro1">
          <table:table-cell office:value-type="string" calcext:value-type="string">
            <text:p>spring.integration.jdbc.initialize-schema</text:p>
          </table:table-cell>
          <table:table-cell office:value-type="string" calcext:value-type="string">
            <text:p>org.springframework.boot.jdbc.DataSourceInitializationMode</text:p>
          </table:table-cell>
          <table:table-cell table:number-columns-repeated="6"/>
          <table:table-cell office:value-type="string" calcext:value-type="string">
            <text:p>embedded</text:p>
          </table:table-cell>
        </table:table-row>
        <table:table-row table:style-name="ro1">
          <table:table-cell office:value-type="string" calcext:value-type="string">
            <text:p>spring.integration.jdbc.schema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org/springframework/integration/jdbc/schema-@@platform@@.sql</text:p>
          </table:table-cell>
        </table:table-row>
        <table:table-row table:style-name="ro1">
          <table:table-cell office:value-type="string" calcext:value-type="string">
            <text:p>spring.jackson.date-forma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default-property-inclusion</text:p>
          </table:table-cell>
          <table:table-cell office:value-type="string" calcext:value-type="string">
            <text:p>com.fasterxml.jackson.annotation.JsonInclude$Inclu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deserialization</text:p>
          </table:table-cell>
          <table:table-cell office:value-type="string" calcext:value-type="string">
            <text:p>java.util.Map&lt;com.fasterxml.jackson.databind.DeserializationFeature,java.lang.Boolea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generator</text:p>
          </table:table-cell>
          <table:table-cell office:value-type="string" calcext:value-type="string">
            <text:p>java.util.Map&lt;com.fasterxml.jackson.core.JsonGenerator$Feature,java.lang.Boolea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joda-date-time-forma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locale</text:p>
          </table:table-cell>
          <table:table-cell office:value-type="string" calcext:value-type="string">
            <text:p>java.util.Loc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mapper</text:p>
          </table:table-cell>
          <table:table-cell office:value-type="string" calcext:value-type="string">
            <text:p>java.util.Map&lt;com.fasterxml.jackson.databind.MapperFeature,java.lang.Boolea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parser</text:p>
          </table:table-cell>
          <table:table-cell office:value-type="string" calcext:value-type="string">
            <text:p>java.util.Map&lt;com.fasterxml.jackson.core.JsonParser$Feature,java.lang.Boolea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property-naming-strateg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serialization</text:p>
          </table:table-cell>
          <table:table-cell office:value-type="string" calcext:value-type="string">
            <text:p>java.util.Map&lt;com.fasterxml.jackson.databind.SerializationFeature,java.lang.Boolea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time-zone</text:p>
          </table:table-cell>
          <table:table-cell office:value-type="string" calcext:value-type="string">
            <text:p>java.util.TimeZ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ackson.visibility</text:p>
          </table:table-cell>
          <table:table-cell office:value-type="string" calcext:value-type="string">
            <text:p>java.util.Map&lt;com.fasterxml.jackson.annotation.PropertyAccessor,com.fasterxml.jackson.annotation.JsonAutoDetect$Visibility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dbc.template.fetch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ring.jdbc.template.max-row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ring.jdbc.template.query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ersey.application-path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ersey.filter.order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ersey.init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ersey.servlet.load-on-startup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ring.jersey.type</text:p>
          </table:table-cell>
          <table:table-cell office:value-type="string" calcext:value-type="string">
            <text:p>org.springframework.boot.autoconfigure.jersey.JerseyProperties$Type</text:p>
          </table:table-cell>
          <table:table-cell table:number-columns-repeated="6"/>
          <table:table-cell office:value-type="string" calcext:value-type="string">
            <text:p>servlet</text:p>
          </table:table-cell>
        </table:table-row>
        <table:table-row table:style-name="ro1">
          <table:table-cell office:value-type="string" calcext:value-type="string">
            <text:p>spring.jms.cache.consumer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cach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ms.cache.produc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ms.cache.session-cache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ms.jndi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listener.acknowledge-mode</text:p>
          </table:table-cell>
          <table:table-cell office:value-type="string" calcext:value-type="string">
            <text:p>org.springframework.boot.autoconfigure.jms.JmsProperties$Acknowledge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listener.auto-startup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ms.listener.concurrency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listener.max-concurrency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pub-sub-domai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template.default-destinat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template.delivery-delay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template.delivery-mode</text:p>
          </table:table-cell>
          <table:table-cell office:value-type="string" calcext:value-type="string">
            <text:p>org.springframework.boot.autoconfigure.jms.JmsProperties$Delivery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template.priority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template.qos-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template.receive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s.template.time-to-live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x.default-domai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mx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mx.server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spring-bean-reference</text:p>
          </table:table-cell>
          <table:table-cell office:value-type="string" calcext:value-type="string">
            <text:p>{target=javax.management.MBeanServer}</text:p>
          </table:table-cell>
          <table:table-cell office:value-type="string" calcext:value-type="string">
            <text:p>mbeanServer</text:p>
          </table:table-cell>
        </table:table-row>
        <table:table-row table:style-name="ro1">
          <table:table-cell office:value-type="string" calcext:value-type="string">
            <text:p>spring.jmx.unique-nam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ooq.sql-dialect</text:p>
          </table:table-cell>
          <table:table-cell office:value-type="string" calcext:value-type="string">
            <text:p>org.jooq.SQLDial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pa.database</text:p>
          </table:table-cell>
          <table:table-cell office:value-type="string" calcext:value-type="string">
            <text:p>org.springframework.orm.jpa.vendor.Databa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pa.database-platform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pa.generate-ddl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pa.hibernate.ddl-auto</text:p>
          </table:table-cell>
          <table:table-cell office:value-type="string" calcext:value-type="string">
            <text:p>java.lang.String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.jpa.hibernate.naming.implicit-strategy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class-reference</text:p>
          </table:table-cell>
          <table:table-cell office:value-type="string" calcext:value-type="string">
            <text:p>{target=org.hibernate.boot.model.naming.ImplicitNamingStrategy}</text:p>
          </table:table-cell>
          <table:table-cell/>
        </table:table-row>
        <table:table-row table:style-name="ro1">
          <table:table-cell office:value-type="string" calcext:value-type="string">
            <text:p>spring.jpa.hibernate.naming.physical-strategy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class-reference</text:p>
          </table:table-cell>
          <table:table-cell office:value-type="string" calcext:value-type="string">
            <text:p>{target=org.hibernate.boot.model.naming.PhysicalNamingStrategy}</text:p>
          </table:table-cell>
          <table:table-cell/>
        </table:table-row>
        <table:table-row table:style-name="ro1">
          <table:table-cell office:value-type="string" calcext:value-type="string">
            <text:p>spring.jpa.hibernate.use-new-id-generator-mapping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pa.mapping-resource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pa.open-in-view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pa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pa.show-sql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connectionfactory.borrow-connection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ring.jta.atomikos.connectionfactory.ignore-session-transacted-flag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atomikos.connectionfactory.local-transaction-mo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connectionfactory.maintenance-interval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atomikos.connectionfactory.max-idle-tim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atomikos.connectionfactory.max-lifetim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atomikos.connectionfactory.max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atomikos.connectionfactory.min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atomikos.connectionfactory.reap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atomikos.connectionfactory.unique-resource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jmsConnectionFactory</text:p>
          </table:table-cell>
        </table:table-row>
        <table:table-row table:style-name="ro1">
          <table:table-cell office:value-type="string" calcext:value-type="string">
            <text:p>spring.jta.atomikos.connectionfactory.xa-connection-factory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connectionfactory.xa-properti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datasource.borrow-connection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ring.jta.atomikos.datasource.concurrent-connection-validatio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atomikos.datasource.default-isolation-level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datasource.login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atomikos.datasource.maintenance-interval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atomikos.datasource.max-idle-tim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atomikos.datasource.max-lifetim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atomikos.datasource.max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atomikos.datasource.min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atomikos.datasource.reap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atomikos.datasource.test-quer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datasource.unique-resource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dataSource</text:p>
          </table:table-cell>
        </table:table-row>
        <table:table-row table:style-name="ro1">
          <table:table-cell office:value-type="string" calcext:value-type="string">
            <text:p>spring.jta.atomikos.datasource.xa-data-source-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datasource.xa-properti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properties.allow-sub-transaction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atomikos.properties.checkpoint-interval</text:p>
          </table:table-cell>
          <table:table-cell office:value-type="string" calcext:value-type="string">
            <text:p>java.lang.Long</text:p>
          </table:table-cell>
          <table:table-cell table:number-columns-repeated="6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pring.jta.atomikos.properties.default-jta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0ms</text:p>
          </table:table-cell>
        </table:table-row>
        <table:table-row table:style-name="ro1">
          <table:table-cell office:value-type="string" calcext:value-type="string">
            <text:p>spring.jta.atomikos.properties.default-max-wait-time-on-shutdown</text:p>
          </table:table-cell>
          <table:table-cell office:value-type="string" calcext:value-type="string">
            <text:p>java.lang.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properties.enable-logging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atomikos.properties.force-shutdown-on-vm-exi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properties.log-base-di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properties.log-base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tmlog</text:p>
          </table:table-cell>
        </table:table-row>
        <table:table-row table:style-name="ro1">
          <table:table-cell office:value-type="string" calcext:value-type="string">
            <text:p>spring.jta.atomikos.properties.max-active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ring.jta.atomikos.properties.max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300000ms</text:p>
          </table:table-cell>
        </table:table-row>
        <table:table-row table:style-name="ro1">
          <table:table-cell office:value-type="string" calcext:value-type="string">
            <text:p>spring.jta.atomikos.properties.recovery.delay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0ms</text:p>
          </table:table-cell>
        </table:table-row>
        <table:table-row table:style-name="ro1">
          <table:table-cell office:value-type="string" calcext:value-type="string">
            <text:p>spring.jta.atomikos.properties.recovery.forget-orphaned-log-entries-delay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86400000ms</text:p>
          </table:table-cell>
        </table:table-row>
        <table:table-row table:style-name="ro1">
          <table:table-cell office:value-type="string" calcext:value-type="string">
            <text:p>spring.jta.atomikos.properties.recovery.max-retrie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ring.jta.atomikos.properties.recovery.retry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0ms</text:p>
          </table:table-cell>
        </table:table-row>
        <table:table-row table:style-name="ro1">
          <table:table-cell office:value-type="string" calcext:value-type="string">
            <text:p>spring.jta.atomikos.properties.serial-jta-transaction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atomikos.properties.servic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properties.threaded-two-phase-commi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atomikos.properties.transaction-manager-unique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acquire-incremen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bitronix.connectionfactory.acquisition-interval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bitronix.connectionfactory.acquisition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ring.jta.bitronix.connectionfactory.allow-local-transac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apply-transaction-timeou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automatic-enlisting-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connectionfactory.cache-producers-consum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connectionfactory.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defer-connection-releas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connectionfactory.dis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driver-properti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fai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ignore-recovery-failur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max-idle-tim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bitronix.connectionfactory.max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bitronix.connectionfactory.min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bitronix.connectionfactory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share-transaction-connec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test-connec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connectionfactory.two-pc-ordering-position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bitronix.connectionfactory.unique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jmsConnectionFactory</text:p>
          </table:table-cell>
        </table:table-row>
        <table:table-row table:style-name="ro1">
          <table:table-cell office:value-type="string" calcext:value-type="string">
            <text:p>spring.jta.bitronix.connectionfactory.use-tm-joi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connectionfactory.us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acquire-incremen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bitronix.datasource.acquisition-interval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bitronix.datasource.acquisition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ring.jta.bitronix.datasource.allow-local-transac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apply-transaction-timeou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automatic-enlisting-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datasource.class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cursor-holdabilit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defer-connection-releas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datasource.dis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driver-properties</text:p>
          </table:table-cell>
          <table:table-cell office:value-type="string" calcext:value-type="string">
            <text:p>java.util.Proper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enable-jdbc4-connection-tes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fai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ignore-recovery-failur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isolation-leve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local-auto-commi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login-timeou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max-idle-tim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bitronix.datasource.max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bitronix.datasource.min-pool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bitronix.datasource.prepared-statement-cache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jta.bitronix.datasource.share-transaction-connectio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test-quer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datasource.two-pc-ordering-position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jta.bitronix.datasource.unique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dataSource</text:p>
          </table:table-cell>
        </table:table-row>
        <table:table-row table:style-name="ro1">
          <table:table-cell office:value-type="string" calcext:value-type="string">
            <text:p>spring.jta.bitronix.datasource.use-tm-joi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properties.allow-multiple-lrc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asynchronous2-pc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background-recovery-interval-second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bitronix.properties.current-node-only-recovery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properties.debug-zero-resource-transac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default-transaction-timeou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bitronix.properties.disable-jmx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exception-analyz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filter-log-statu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force-batching-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properties.forced-write-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bitronix.properties.graceful-shutdown-interval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ring.jta.bitronix.properties.jndi-transaction-synchronization-registry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jndi-user-transaction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journal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disk</text:p>
          </table:table-cell>
        </table:table-row>
        <table:table-row table:style-name="ro1">
          <table:table-cell office:value-type="string" calcext:value-type="string">
            <text:p>spring.jta.bitronix.properties.log-part1-file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btm1.tlog</text:p>
          </table:table-cell>
        </table:table-row>
        <table:table-row table:style-name="ro1">
          <table:table-cell office:value-type="string" calcext:value-type="string">
            <text:p>spring.jta.bitronix.properties.log-part2-file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btm2.tlog</text:p>
          </table:table-cell>
        </table:table-row>
        <table:table-row table:style-name="ro1">
          <table:table-cell office:value-type="string" calcext:value-type="string">
            <text:p>spring.jta.bitronix.properties.max-log-size-in-mb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ing.jta.bitronix.properties.resource-configuration-file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server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skip-corrupted-log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bitronix.properties.warn-about-zero-resource-transactio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jta.log-di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jta.transaction-manager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client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fail-fas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key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key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key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protoco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trust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admin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bootstrap-server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lient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auto-commit-interval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auto-offset-reset</text:p>
          </table:table-cell>
          <table:table-cell office:value-type="string" calcext:value-type="string">
            <text:p>java.lang.String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pring.kafka.consumer.bootstrap-server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client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enable-auto-commi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fetch-max-wai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fetch-min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group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heartbeat-interval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key-deserializer</text:p>
          </table:table-cell>
          <table:table-cell office:value-type="string" calcext:value-type="string">
            <text:p>java.lang.Class&lt;?&gt;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org.apache.kafka.common.serialization.Deserializer}</text:p>
          </table:table-cell>
          <table:table-cell/>
        </table:table-row>
        <table:table-row table:style-name="ro1">
          <table:table-cell office:value-type="string" calcext:value-type="string">
            <text:p>spring.kafka.consumer.max-poll-record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key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key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key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protoco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trust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consumer.value-deserializer</text:p>
          </table:table-cell>
          <table:table-cell office:value-type="string" calcext:value-type="string">
            <text:p>java.lang.Class&lt;?&gt;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org.apache.kafka.common.serialization.Deserializer}</text:p>
          </table:table-cell>
          <table:table-cell/>
        </table:table-row>
        <table:table-row table:style-name="ro1">
          <table:table-cell office:value-type="string" calcext:value-type="string">
            <text:p>spring.kafka.jaas.control-flag</text:p>
          </table:table-cell>
          <table:table-cell office:value-type="string" calcext:value-type="string">
            <text:p>org.springframework.kafka.security.jaas.KafkaJaasLoginModuleInitializer$ControlFlag</text:p>
          </table:table-cell>
          <table:table-cell table:number-columns-repeated="6"/>
          <table:table-cell office:value-type="string" calcext:value-type="string">
            <text:p>required</text:p>
          </table:table-cell>
        </table:table-row>
        <table:table-row table:style-name="ro1">
          <table:table-cell office:value-type="string" calcext:value-type="string">
            <text:p>spring.kafka.jaas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jaas.login-modul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om.sun.security.auth.module.Krb5LoginModule</text:p>
          </table:table-cell>
        </table:table-row>
        <table:table-row table:style-name="ro1">
          <table:table-cell office:value-type="string" calcext:value-type="string">
            <text:p>spring.kafka.jaas.option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ack-coun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ack-mode</text:p>
          </table:table-cell>
          <table:table-cell office:value-type="string" calcext:value-type="string">
            <text:p>org.springframework.kafka.listener.ContainerProperties$Ack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ack-time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client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concurrency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idle-event-interval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log-container-config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monitor-interval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no-poll-threshold</text:p>
          </table:table-cell>
          <table:table-cell office:value-type="string" calcext:value-type="string">
            <text:p>java.lang.Flo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poll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listener.type</text:p>
          </table:table-cell>
          <table:table-cell office:value-type="string" calcext:value-type="string">
            <text:p>org.springframework.boot.autoconfigure.kafka.KafkaProperties$Listener$Type</text:p>
          </table:table-cell>
          <table:table-cell table:number-columns-repeated="6"/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pring.kafka.producer.ack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batch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bootstrap-server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buffer-memory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client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compression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key-serializer</text:p>
          </table:table-cell>
          <table:table-cell office:value-type="string" calcext:value-type="string">
            <text:p>java.lang.Class&lt;?&gt;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org.apache.kafka.common.serialization.Serializer}</text:p>
          </table:table-cell>
          <table:table-cell/>
        </table:table-row>
        <table:table-row table:style-name="ro1">
          <table:table-cell office:value-type="string" calcext:value-type="string">
            <text:p>spring.kafka.producer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retrie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key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key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key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protoco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trust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transaction-id-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producer.value-serializer</text:p>
          </table:table-cell>
          <table:table-cell office:value-type="string" calcext:value-type="string">
            <text:p>java.lang.Class&lt;?&gt;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org.apache.kafka.common.serialization.Serializer}</text:p>
          </table:table-cell>
          <table:table-cell/>
        </table:table-row>
        <table:table-row table:style-name="ro1">
          <table:table-cell office:value-type="string" calcext:value-type="string">
            <text:p>spring.kafka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key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key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key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protoco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trust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application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auto-startup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kafka.streams.bootstrap-server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cache-max-size-buffering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client-i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replication-factor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key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key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key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protoco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trust-store-location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streams.state-di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kafka.template.default-topic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anonymous-read-onl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bas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base-environment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embedded.base-dn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embedded.credential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embedded.credential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embedded.ldif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schema.ldif</text:p>
          </table:table-cell>
        </table:table-row>
        <table:table-row table:style-name="ro1">
          <table:table-cell office:value-type="string" calcext:value-type="string">
            <text:p>spring.ldap.embedded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ldap.embedded.validation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ldap.embedded.validation.schema</text:p>
          </table:table-cell>
          <table:table-cell office:value-type="string" calcext:value-type="string">
            <text:p>org.springframework.core.io.Resou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url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dap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change-log</text:p>
          </table:table-cell>
          <table:table-cell office:value-type="string" calcext:value-type="string">
            <text:p>java.lang.String</text:p>
          </table:table-cell>
          <table:table-cell table:number-columns-repeated="4"/>
          <table:table-cell office:value-type="string" calcext:value-type="string">
            <text:p>handle-as</text:p>
          </table:table-cell>
          <table:table-cell office:value-type="string" calcext:value-type="string">
            <text:p>{target=org.springframework.core.io.Resource}</text:p>
          </table:table-cell>
          <table:table-cell office:value-type="string" calcext:value-type="string">
            <text:p>classpath:/db/changelog/db.changelog-master.yaml</text:p>
          </table:table-cell>
        </table:table-row>
        <table:table-row table:style-name="ro1">
          <table:table-cell office:value-type="string" calcext:value-type="string">
            <text:p>spring.liquibase.context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database-change-log-lock-tabl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DATABASECHANGELOGLOCK</text:p>
          </table:table-cell>
        </table:table-row>
        <table:table-row table:style-name="ro1">
          <table:table-cell office:value-type="string" calcext:value-type="string">
            <text:p>spring.liquibase.database-change-log-tabl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DATABASECHANGELOG</text:p>
          </table:table-cell>
        </table:table-row>
        <table:table-row table:style-name="ro1">
          <table:table-cell office:value-type="string" calcext:value-type="string">
            <text:p>spring.liquibase.default-schema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drop-firs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liquibase.label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liquibase-schema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liquibase-tablespac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parameter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rollback-file</text:p>
          </table:table-cell>
          <table:table-cell office:value-type="string" calcext:value-type="string">
            <text:p>java.io.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test-rollback-on-upd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liquibase.us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l.default-encoding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mail.hos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l.jndi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l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l.por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l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l.protocol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mtp</text:p>
          </table:table-cell>
        </table:table-row>
        <table:table-row table:style-name="ro1">
          <table:table-cell office:value-type="string" calcext:value-type="string">
            <text:p>spring.mail.test-connec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l.user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n.allow-bean-definition-overriding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n.banner-mode</text:p>
          </table:table-cell>
          <table:table-cell office:value-type="string" calcext:value-type="string">
            <text:p>org.springframework.boot.Banner$Mode</text:p>
          </table:table-cell>
          <table:table-cell table:number-columns-repeated="6"/>
          <table:table-cell office:value-type="string" calcext:value-type="string">
            <text:p>console</text:p>
          </table:table-cell>
        </table:table-row>
        <table:table-row table:style-name="ro1">
          <table:table-cell office:value-type="string" calcext:value-type="string">
            <text:p>spring.main.sources</text:p>
          </table:table-cell>
          <table:table-cell office:value-type="string" calcext:value-type="string">
            <text:p>java.util.Se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in.web-application-type</text:p>
          </table:table-cell>
          <table:table-cell office:value-type="string" calcext:value-type="string">
            <text:p>org.springframework.boot.WebApplication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andatory-file-encoding</text:p>
          </table:table-cell>
          <table:table-cell office:value-type="string" calcext:value-type="string">
            <text:p>java.nio.charset.Char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essages.always-use-message-forma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essages.base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messages</text:p>
          </table:table-cell>
        </table:table-row>
        <table:table-row table:style-name="ro1">
          <table:table-cell office:value-type="string" calcext:value-type="string">
            <text:p>spring.messages.cache-duration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essages.encoding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messages.fallback-to-system-local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essages.use-code-as-default-messag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ongodb.embedded.features</text:p>
          </table:table-cell>
          <table:table-cell office:value-type="string" calcext:value-type="string">
            <text:p>java.util.Set&lt;de.flapdoodle.embed.mongo.distribution.Feature&gt;</text:p>
          </table:table-cell>
          <table:table-cell table:number-columns-repeated="6"/>
          <table:table-cell office:value-type="string" calcext:value-type="string">
            <text:p>[Ljava.lang.Object;@4ecd59f4</text:p>
          </table:table-cell>
        </table:table-row>
        <table:table-row table:style-name="ro1">
          <table:table-cell office:value-type="string" calcext:value-type="string">
            <text:p>spring.mongodb.embedded.storage.database-di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ongodb.embedded.storage.oplog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ongodb.embedded.storage.repl-set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ongodb.embedded.versio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3.5.5</text:p>
          </table:table-cell>
        </table:table-row>
        <table:table-row table:style-name="ro1">
          <table:table-cell office:value-type="string" calcext:value-type="string">
            <text:p>spring.mustache.allow-request-overri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ustache.allow-session-overrid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ustache.cach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ustache.charset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mustache.check-template-locatio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ustache.content-type</text:p>
          </table:table-cell>
          <table:table-cell office:value-type="string" calcext:value-type="string">
            <text:p>org.springframework.util.MimeType</text:p>
          </table:table-cell>
          <table:table-cell table:number-columns-repeated="6"/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spring.mustache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ustache.expose-request-attribu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ustache.expose-session-attribut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ustache.expose-spring-macro-helper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ustache.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/templates/</text:p>
          </table:table-cell>
        </table:table-row>
        <table:table-row table:style-name="ro1">
          <table:table-cell office:value-type="string" calcext:value-type="string">
            <text:p>spring.mustache.request-context-attribut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ustache.suf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.mustache</text:p>
          </table:table-cell>
        </table:table-row>
        <table:table-row table:style-name="ro1">
          <table:table-cell office:value-type="string" calcext:value-type="string">
            <text:p>spring.mustache.view-name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async.request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contentnegotiation.favor-paramete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contentnegotiation.favor-path-extens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contentnegotiation.media-types</text:p>
          </table:table-cell>
          <table:table-cell office:value-type="string" calcext:value-type="string">
            <text:p>java.util.Map&lt;java.lang.String,org.springframework.http.MediaType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contentnegotiation.parameter-nam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date-forma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dispatch-options-request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vc.dispatch-trace-request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favicon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vc.formcontent.filter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vc.hiddenmethod.filter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vc.ignore-default-model-on-redirect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mvc.locale</text:p>
          </table:table-cell>
          <table:table-cell office:value-type="string" calcext:value-type="string">
            <text:p>java.util.Loc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locale-resolver</text:p>
          </table:table-cell>
          <table:table-cell office:value-type="string" calcext:value-type="string">
            <text:p>org.springframework.boot.autoconfigure.web.servlet.WebMvcProperties$LocaleResolver</text:p>
          </table:table-cell>
          <table:table-cell table:number-columns-repeated="6"/>
          <table:table-cell office:value-type="string" calcext:value-type="string">
            <text:p>accept-header</text:p>
          </table:table-cell>
        </table:table-row>
        <table:table-row table:style-name="ro1">
          <table:table-cell office:value-type="string" calcext:value-type="string">
            <text:p>spring.mvc.log-resolved-exceptio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message-codes-resolver-format</text:p>
          </table:table-cell>
          <table:table-cell office:value-type="string" calcext:value-type="string">
            <text:p>org.springframework.validation.DefaultMessageCodesResolver$For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pathmatch.use-registered-suffix-patte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pathmatch.use-suffix-patter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servlet.load-on-startup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ring.mvc.servlet.path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spring.mvc.static-path-patter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**</text:p>
          </table:table-cell>
        </table:table-row>
        <table:table-row table:style-name="ro1">
          <table:table-cell office:value-type="string" calcext:value-type="string">
            <text:p>spring.mvc.throw-exception-if-no-handler-foun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view.pre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mvc.view.suffix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output.ansi.enabled</text:p>
          </table:table-cell>
          <table:table-cell office:value-type="string" calcext:value-type="string">
            <text:p>org.springframework.boot.ansi.AnsiOutput$Enabled</text:p>
          </table:table-cell>
          <table:table-cell table:number-columns-repeated="6"/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spring.pid.fail-on-write-erro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pid.fil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profiles.active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4"/>
          <table:table-cell office:value-type="string" calcext:value-type="string">
            <text:p>spring-profile-name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pring.profiles.include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4"/>
          <table:table-cell office:value-type="string" calcext:value-type="string">
            <text:p>spring-profile-name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pring.quartz.auto-startup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quartz.jdbc.comment-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pring.quartz.jdbc.initialize-schema</text:p>
          </table:table-cell>
          <table:table-cell office:value-type="string" calcext:value-type="string">
            <text:p>org.springframework.boot.jdbc.DataSourceInitializationMode</text:p>
          </table:table-cell>
          <table:table-cell table:number-columns-repeated="6"/>
          <table:table-cell office:value-type="string" calcext:value-type="string">
            <text:p>embedded</text:p>
          </table:table-cell>
        </table:table-row>
        <table:table-row table:style-name="ro1">
          <table:table-cell office:value-type="string" calcext:value-type="string">
            <text:p>spring.quartz.jdbc.schema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org/quartz/impl/jdbcjobstore/tables_@@platform@@.sql</text:p>
          </table:table-cell>
        </table:table-row>
        <table:table-row table:style-name="ro1">
          <table:table-cell office:value-type="string" calcext:value-type="string">
            <text:p>spring.quartz.job-store-type</text:p>
          </table:table-cell>
          <table:table-cell office:value-type="string" calcext:value-type="string">
            <text:p>org.springframework.boot.autoconfigure.quartz.JobStoreType</text:p>
          </table:table-cell>
          <table:table-cell table:number-columns-repeated="6"/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spring.quartz.overwrite-existing-job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quartz.properties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quartz.scheduler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quartzScheduler</text:p>
          </table:table-cell>
        </table:table-row>
        <table:table-row table:style-name="ro1">
          <table:table-cell office:value-type="string" calcext:value-type="string">
            <text:p>spring.quartz.startup-delay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0s</text:p>
          </table:table-cell>
        </table:table-row>
        <table:table-row table:style-name="ro1">
          <table:table-cell office:value-type="string" calcext:value-type="string">
            <text:p>spring.quartz.wait-for-jobs-to-complete-on-shutdown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addresses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cache.channel.checkout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cache.channel.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cache.connection.mode</text:p>
          </table:table-cell>
          <table:table-cell office:value-type="string" calcext:value-type="string">
            <text:p>org.springframework.amqp.rabbit.connection.CachingConnectionFactory$CacheMode</text:p>
          </table:table-cell>
          <table:table-cell table:number-columns-repeated="6"/>
          <table:table-cell office:value-type="string" calcext:value-type="string">
            <text:p>channel</text:p>
          </table:table-cell>
        </table:table-row>
        <table:table-row table:style-name="ro1">
          <table:table-cell office:value-type="string" calcext:value-type="string">
            <text:p>spring.rabbitmq.cache.connection.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connection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dynamic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spring.rabbitmq.listener.direct.acknowledge-mode</text:p>
          </table:table-cell>
          <table:table-cell office:value-type="string" calcext:value-type="string">
            <text:p>org.springframework.amqp.core.Acknowledge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direct.auto-startup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listener.direct.consumers-per-queu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direct.default-requeue-reject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direct.idle-event-interval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direct.missing-queues-fatal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direct.prefetch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direct.retry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direct.retry.initial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ms</text:p>
          </table:table-cell>
        </table:table-row>
        <table:table-row table:style-name="ro1">
          <table:table-cell office:value-type="string" calcext:value-type="string">
            <text:p>spring.rabbitmq.listener.direct.retry.max-attempt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g.rabbitmq.listener.direct.retry.max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0ms</text:p>
          </table:table-cell>
        </table:table-row>
        <table:table-row table:style-name="ro1">
          <table:table-cell office:value-type="string" calcext:value-type="string">
            <text:p>spring.rabbitmq.listener.direct.retry.multiplier</text:p>
          </table:table-cell>
          <table:table-cell office:value-type="string" calcext:value-type="string">
            <text:p>java.lang.Double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rabbitmq.listener.direct.retry.stateles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listener.simple.acknowledge-mode</text:p>
          </table:table-cell>
          <table:table-cell office:value-type="string" calcext:value-type="string">
            <text:p>org.springframework.amqp.core.Acknowledge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simple.auto-startup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listener.simple.concurrency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simple.default-requeue-reject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simple.idle-event-interval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simple.max-concurrency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simple.missing-queues-fatal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listener.simple.prefetch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simple.retry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simple.retry.initial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ms</text:p>
          </table:table-cell>
        </table:table-row>
        <table:table-row table:style-name="ro1">
          <table:table-cell office:value-type="string" calcext:value-type="string">
            <text:p>spring.rabbitmq.listener.simple.retry.max-attempt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g.rabbitmq.listener.simple.retry.max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0ms</text:p>
          </table:table-cell>
        </table:table-row>
        <table:table-row table:style-name="ro1">
          <table:table-cell office:value-type="string" calcext:value-type="string">
            <text:p>spring.rabbitmq.listener.simple.retry.multiplier</text:p>
          </table:table-cell>
          <table:table-cell office:value-type="string" calcext:value-type="string">
            <text:p>java.lang.Double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rabbitmq.listener.simple.retry.stateles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listener.simple.transaction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listener.type</text:p>
          </table:table-cell>
          <table:table-cell office:value-type="string" calcext:value-type="string">
            <text:p>org.springframework.boot.autoconfigure.amqp.RabbitProperties$ContainerType</text:p>
          </table:table-cell>
          <table:table-cell table:number-columns-repeated="6"/>
          <table:table-cell office:value-type="string" calcext:value-type="string">
            <text:p>simple</text:p>
          </table:table-cell>
        </table:table-row>
        <table:table-row table:style-name="ro1">
          <table:table-cell office:value-type="string" calcext:value-type="string">
            <text:p>spring.rabbitmq.password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guest</text:p>
          </table:table-cell>
        </table:table-row>
        <table:table-row table:style-name="ro1">
          <table:table-cell office:value-type="string" calcext:value-type="string">
            <text:p>spring.rabbitmq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string" calcext:value-type="string">
            <text:p>spring.rabbitmq.publisher-confirm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publisher-return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requested-heartbea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ssl.algorithm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ssl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ssl.key-stor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ssl.key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ssl.key-store-typ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PKCS12</text:p>
          </table:table-cell>
        </table:table-row>
        <table:table-row table:style-name="ro1">
          <table:table-cell office:value-type="string" calcext:value-type="string">
            <text:p>spring.rabbitmq.ssl.trust-stor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ssl.trust-store-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ssl.trust-store-typ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JKS</text:p>
          </table:table-cell>
        </table:table-row>
        <table:table-row table:style-name="ro1">
          <table:table-cell office:value-type="string" calcext:value-type="string">
            <text:p>spring.rabbitmq.ssl.validate-server-certificat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ssl.verify-hostnam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abbitmq.template.default-receive-queu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template.exchange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template.mandator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template.receive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template.reply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template.retry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template.retry.initial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ms</text:p>
          </table:table-cell>
        </table:table-row>
        <table:table-row table:style-name="ro1">
          <table:table-cell office:value-type="string" calcext:value-type="string">
            <text:p>spring.rabbitmq.template.retry.max-attempts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g.rabbitmq.template.retry.max-interval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00ms</text:p>
          </table:table-cell>
        </table:table-row>
        <table:table-row table:style-name="ro1">
          <table:table-cell office:value-type="string" calcext:value-type="string">
            <text:p>spring.rabbitmq.template.retry.multiplier</text:p>
          </table:table-cell>
          <table:table-cell office:value-type="string" calcext:value-type="string">
            <text:p>java.lang.Double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rabbitmq.template.routing-ke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abbitmq.user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guest</text:p>
          </table:table-cell>
        </table:table-row>
        <table:table-row table:style-name="ro1">
          <table:table-cell office:value-type="string" calcext:value-type="string">
            <text:p>spring.rabbitmq.virtual-hos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actor.stacktrace-mode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cluster.max-redirects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cluster.node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databas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redis.host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spring.redis.jedis.pool.max-activ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g.redis.jedis.pool.max-idl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g.redis.jedis.pool.max-wai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-1ms</text:p>
          </table:table-cell>
        </table:table-row>
        <table:table-row table:style-name="ro1">
          <table:table-cell office:value-type="string" calcext:value-type="string">
            <text:p>spring.redis.jedis.pool.min-idl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redis.jedis.pool.time-between-eviction-runs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lettuce.pool.max-activ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g.redis.lettuce.pool.max-idl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g.redis.lettuce.pool.max-wai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-1ms</text:p>
          </table:table-cell>
        </table:table-row>
        <table:table-row table:style-name="ro1">
          <table:table-cell office:value-type="string" calcext:value-type="string">
            <text:p>spring.redis.lettuce.pool.min-idl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.redis.lettuce.pool.time-between-eviction-runs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lettuce.shutdown-timeout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spring.redis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port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string" calcext:value-type="string">
            <text:p>spring.redis.sentinel.master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sentinel.node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ssl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dis.url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add-mappings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esources.cache.cachecontrol.cache-priv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cache-public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max-age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must-revalid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no-cach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no-stor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no-transform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proxy-revalidat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s-max-age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stale-if-error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cachecontrol.stale-while-revalidate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ache.period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hain.cach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resources.chain.compress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hain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hain.html-application-cach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hain.strategy.content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hain.strategy.content.paths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66170c36</text:p>
          </table:table-cell>
        </table:table-row>
        <table:table-row table:style-name="ro1">
          <table:table-cell office:value-type="string" calcext:value-type="string">
            <text:p>spring.resources.chain.strategy.fixed.enabled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chain.strategy.fixed.paths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2bdc43df</text:p>
          </table:table-cell>
        </table:table-row>
        <table:table-row table:style-name="ro1">
          <table:table-cell office:value-type="string" calcext:value-type="string">
            <text:p>spring.resources.chain.strategy.fixed.vers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resources.static-locations</text:p>
          </table:table-cell>
          <table:table-cell office:value-type="string" calcext:value-type="string">
            <text:p>java.lang.String[]</text:p>
          </table:table-cell>
          <table:table-cell table:number-columns-repeated="6"/>
          <table:table-cell office:value-type="string" calcext:value-type="string">
            <text:p>[Ljava.lang.Object;@bcb1682</text:p>
          </table:table-cell>
        </table:table-row>
        <table:table-row table:style-name="ro1">
          <table:table-cell office:value-type="string" calcext:value-type="string">
            <text:p>spring.security.filter.dispatcher-types</text:p>
          </table:table-cell>
          <table:table-cell office:value-type="string" calcext:value-type="string">
            <text:p>java.util.Set&lt;org.springframework.boot.web.servlet.DispatcherType&gt;</text:p>
          </table:table-cell>
          <table:table-cell table:number-columns-repeated="6"/>
          <table:table-cell office:value-type="string" calcext:value-type="string">
            <text:p>[Ljava.lang.Object;@6b9347a2</text:p>
          </table:table-cell>
        </table:table-row>
        <table:table-row table:style-name="ro1">
          <table:table-cell office:value-type="string" calcext:value-type="string">
            <text:p>spring.security.filter.order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spring.security.oauth2.client.provider</text:p>
          </table:table-cell>
          <table:table-cell office:value-type="string" calcext:value-type="string">
            <text:p>java.util.Map&lt;java.lang.String,org.springframework.boot.autoconfigure.security.oauth2.client.OAuth2ClientProperties$Provider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curity.oauth2.client.registration</text:p>
          </table:table-cell>
          <table:table-cell office:value-type="string" calcext:value-type="string">
            <text:p>java.util.Map&lt;java.lang.String,org.springframework.boot.autoconfigure.security.oauth2.client.OAuth2ClientProperties$Registratio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curity.oauth2.resourceserver.jwt.issuer-uri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curity.oauth2.resourceserver.jwt.jwk-set-uri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curity.user.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spring.security.user.password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curity.user.role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ndgrid.api-key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ndgrid.proxy.hos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ndgrid.proxy.port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rvlet.multipart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servlet.multipart.file-size-threshold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spring.servlet.multipart.location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rvlet.multipart.max-file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1MB</text:p>
          </table:table-cell>
        </table:table-row>
        <table:table-row table:style-name="ro1">
          <table:table-cell office:value-type="string" calcext:value-type="string">
            <text:p>spring.servlet.multipart.max-request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10MB</text:p>
          </table:table-cell>
        </table:table-row>
        <table:table-row table:style-name="ro1">
          <table:table-cell office:value-type="string" calcext:value-type="string">
            <text:p>spring.servlet.multipart.resolve-lazily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ssion.hazelcast.flush-mode</text:p>
          </table:table-cell>
          <table:table-cell office:value-type="string" calcext:value-type="string">
            <text:p>org.springframework.session.hazelcast.HazelcastFlushMode</text:p>
          </table:table-cell>
          <table:table-cell table:number-columns-repeated="6"/>
          <table:table-cell office:value-type="string" calcext:value-type="string">
            <text:p>on-save</text:p>
          </table:table-cell>
        </table:table-row>
        <table:table-row table:style-name="ro1">
          <table:table-cell office:value-type="string" calcext:value-type="string">
            <text:p>spring.session.hazelcast.map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pring:session:sessions</text:p>
          </table:table-cell>
        </table:table-row>
        <table:table-row table:style-name="ro1">
          <table:table-cell office:value-type="string" calcext:value-type="string">
            <text:p>spring.session.jdbc.cleanup-cro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0 * * * * *</text:p>
          </table:table-cell>
        </table:table-row>
        <table:table-row table:style-name="ro1">
          <table:table-cell office:value-type="string" calcext:value-type="string">
            <text:p>spring.session.jdbc.initialize-schema</text:p>
          </table:table-cell>
          <table:table-cell office:value-type="string" calcext:value-type="string">
            <text:p>org.springframework.boot.jdbc.DataSourceInitializationMode</text:p>
          </table:table-cell>
          <table:table-cell table:number-columns-repeated="6"/>
          <table:table-cell office:value-type="string" calcext:value-type="string">
            <text:p>embedded</text:p>
          </table:table-cell>
        </table:table-row>
        <table:table-row table:style-name="ro1">
          <table:table-cell office:value-type="string" calcext:value-type="string">
            <text:p>spring.session.jdbc.schema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org/springframework/session/jdbc/schema-@@platform@@.sql</text:p>
          </table:table-cell>
        </table:table-row>
        <table:table-row table:style-name="ro1">
          <table:table-cell office:value-type="string" calcext:value-type="string">
            <text:p>spring.session.jdbc.table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PRING_SESSION</text:p>
          </table:table-cell>
        </table:table-row>
        <table:table-row table:style-name="ro1">
          <table:table-cell office:value-type="string" calcext:value-type="string">
            <text:p>spring.session.mongodb.collection-nam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essions</text:p>
          </table:table-cell>
        </table:table-row>
        <table:table-row table:style-name="ro1">
          <table:table-cell office:value-type="string" calcext:value-type="string">
            <text:p>spring.session.redis.cleanup-cro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0 * * * * *</text:p>
          </table:table-cell>
        </table:table-row>
        <table:table-row table:style-name="ro1">
          <table:table-cell office:value-type="string" calcext:value-type="string">
            <text:p>spring.session.redis.flush-mode</text:p>
          </table:table-cell>
          <table:table-cell office:value-type="string" calcext:value-type="string">
            <text:p>org.springframework.session.data.redis.RedisFlushMode</text:p>
          </table:table-cell>
          <table:table-cell table:number-columns-repeated="6"/>
          <table:table-cell office:value-type="string" calcext:value-type="string">
            <text:p>on-save</text:p>
          </table:table-cell>
        </table:table-row>
        <table:table-row table:style-name="ro1">
          <table:table-cell office:value-type="string" calcext:value-type="string">
            <text:p>spring.session.redis.namespac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pring:session</text:p>
          </table:table-cell>
        </table:table-row>
        <table:table-row table:style-name="ro1">
          <table:table-cell office:value-type="string" calcext:value-type="string">
            <text:p>spring.session.servlet.filter-dispatcher-types</text:p>
          </table:table-cell>
          <table:table-cell office:value-type="string" calcext:value-type="string">
            <text:p>java.util.Set&lt;org.springframework.boot.web.servlet.DispatcherType&gt;</text:p>
          </table:table-cell>
          <table:table-cell table:number-columns-repeated="6"/>
          <table:table-cell office:value-type="string" calcext:value-type="string">
            <text:p>[Ljava.lang.Object;@5cd6d5c2</text:p>
          </table:table-cell>
        </table:table-row>
        <table:table-row table:style-name="ro1">
          <table:table-cell office:value-type="string" calcext:value-type="string">
            <text:p>spring.session.servlet.filter-order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ssion.store-type</text:p>
          </table:table-cell>
          <table:table-cell office:value-type="string" calcext:value-type="string">
            <text:p>org.springframework.boot.autoconfigure.session.Store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session.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ask.execution.pool.allow-core-thread-timeout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task.execution.pool.core-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g.task.execution.pool.keep-alive</text:p>
          </table:table-cell>
          <table:table-cell office:value-type="string" calcext:value-type="string">
            <text:p>java.time.Duration</text:p>
          </table:table-cell>
          <table:table-cell table:number-columns-repeated="6"/>
          <table:table-cell office:value-type="string" calcext:value-type="string">
            <text:p>60s</text:p>
          </table:table-cell>
        </table:table-row>
        <table:table-row table:style-name="ro1">
          <table:table-cell office:value-type="string" calcext:value-type="string">
            <text:p>spring.task.execution.pool.max-size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ask.execution.pool.queue-capacity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ask.execution.thread-name-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task-</text:p>
          </table:table-cell>
        </table:table-row>
        <table:table-row table:style-name="ro1">
          <table:table-cell office:value-type="string" calcext:value-type="string">
            <text:p>spring.task.scheduling.pool.size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.task.scheduling.thread-name-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scheduling-</text:p>
          </table:table-cell>
        </table:table-row>
        <table:table-row table:style-name="ro1">
          <table:table-cell office:value-type="string" calcext:value-type="string">
            <text:p>spring.thymeleaf.cach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thymeleaf.check-template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thymeleaf.check-template-location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thymeleaf.enable-spring-el-compiler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hymeleaf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thymeleaf.encoding</text:p>
          </table:table-cell>
          <table:table-cell office:value-type="string" calcext:value-type="string">
            <text:p>java.nio.charset.Charset</text:p>
          </table:table-cell>
          <table:table-cell table:number-columns-repeated="6"/>
          <table:table-cell office:value-type="string" calcext:value-type="string">
            <text:p>UTF-8</text:p>
          </table:table-cell>
        </table:table-row>
        <table:table-row table:style-name="ro1">
          <table:table-cell office:value-type="string" calcext:value-type="string">
            <text:p>spring.thymeleaf.excluded-view-name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hymeleaf.mode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spring.thymeleaf.pre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classpath:/templates/</text:p>
          </table:table-cell>
        </table:table-row>
        <table:table-row table:style-name="ro1">
          <table:table-cell office:value-type="string" calcext:value-type="string">
            <text:p>spring.thymeleaf.reactive.chunked-mode-view-name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hymeleaf.reactive.full-mode-view-name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hymeleaf.reactive.max-chunk-size</text:p>
          </table:table-cell>
          <table:table-cell office:value-type="string" calcext:value-type="string">
            <text:p>org.springframework.util.unit.DataSize</text:p>
          </table:table-cell>
          <table:table-cell table:number-columns-repeated="6"/>
          <table:table-cell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spring.thymeleaf.reactive.media-types</text:p>
          </table:table-cell>
          <table:table-cell office:value-type="string" calcext:value-type="string">
            <text:p>java.util.List&lt;org.springframework.http.MediaType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hymeleaf.render-hidden-markers-before-checkboxes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hymeleaf.servlet.content-type</text:p>
          </table:table-cell>
          <table:table-cell office:value-type="string" calcext:value-type="string">
            <text:p>org.springframework.util.MimeType</text:p>
          </table:table-cell>
          <table:table-cell table:number-columns-repeated="6"/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spring.thymeleaf.servlet.produce-partial-output-while-processing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thymeleaf.suffix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.html</text:p>
          </table:table-cell>
        </table:table-row>
        <table:table-row table:style-name="ro1">
          <table:table-cell office:value-type="string" calcext:value-type="string">
            <text:p>spring.thymeleaf.template-resolver-order</text:p>
          </table:table-cell>
          <table:table-cell office:value-type="string" calcext:value-type="string">
            <text:p>java.lang.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hymeleaf.view-names</text:p>
          </table:table-cell>
          <table:table-cell office:value-type="string" calcext:value-type="string">
            <text:p>java.lang.String[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ransaction.default-timeout</text:p>
          </table:table-cell>
          <table:table-cell office:value-type="string" calcext:value-type="string">
            <text:p>java.time.D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transaction.rollback-on-commit-failur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webflux.date-format</text:p>
          </table:table-cell>
          <table:table-cell office:value-type="string" calcext:value-type="string">
            <text:p>java.lang.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webflux.hiddenmethod.filter.enabled</text:p>
          </table:table-cell>
          <table:table-cell office:value-type="string" calcext:value-type="string">
            <text:p>java.lang.Boolean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ing.webflux.static-path-pattern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**</text:p>
          </table:table-cell>
        </table:table-row>
        <table:table-row table:style-name="ro1">
          <table:table-cell office:value-type="string" calcext:value-type="string">
            <text:p>spring.webservices.path</text:p>
          </table:table-cell>
          <table:table-cell office:value-type="string" calcext:value-type="string">
            <text:p>java.lang.String</text:p>
          </table:table-cell>
          <table:table-cell table:number-columns-repeated="6"/>
          <table:table-cell office:value-type="string" calcext:value-type="string">
            <text:p>/services</text:p>
          </table:table-cell>
        </table:table-row>
        <table:table-row table:style-name="ro1">
          <table:table-cell office:value-type="string" calcext:value-type="string">
            <text:p>spring.webservices.servlet.init</text:p>
          </table:table-cell>
          <table:table-cell office:value-type="string" calcext:value-type="string">
            <text:p>java.util.Map&lt;java.lang.String,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ing.webservices.servlet.load-on-startup</text:p>
          </table:table-cell>
          <table:table-cell office:value-type="string" calcext:value-type="string">
            <text:p>java.lang.Integer</text:p>
          </table:table-cell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ring.webservices.wsdl-locations</text:p>
          </table:table-cell>
          <table:table-cell office:value-type="string" calcext:value-type="string">
            <text:p>java.util.List&lt;java.lang.String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java.lang.Boolean</text:p>
          </table:table-cell>
          <table:table-cell table:number-columns-repeated="7"/>
        </table:table-row>
        <table:table-row table:style-name="ro1" table:number-rows-repeated="10471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pringbootprops.A1:springbootprops.I140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16:29:19.402025365</dc:date>
    <dc:creator>Alessandro Falappa</dc:creator>
    <meta:editing-duration>PT12M45S</meta:editing-duration>
    <meta:editing-cycles>3</meta:editing-cycles>
    <meta:generator>LibreOffice/6.0.7.3$Linux_X86_64 LibreOffice_project/00m0$Build-3</meta:generator>
    <meta:document-statistic meta:table-count="1" meta:cell-count="3503" meta:object-count="0"/>
  </office:meta>
</office:document-meta>
</file>